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2" svg:font-family="'Droid Sans Devanagari'" style:font-family-generic="swiss"/>
    <style:font-face style:name="DejaVu Sans Mono" svg:font-family="'DejaVu Sans Mono'" style:font-family-generic="modern" style:font-pitch="fixed"/>
    <style:font-face style:name="Droid Sans Devanagari1"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F" style:family="table-column">
      <style:table-column-properties style:column-width="2.932cm" style:rel-column-width="1092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2.932cm" style:rel-column-width="10922*"/>
    </style:style>
    <style:style style:name="Tabla3.F" style:family="table-column">
      <style:table-column-properties style:column-width="2.932cm" style:rel-column-width="10925*"/>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5.863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2.932cm" style:rel-column-width="10922*"/>
    </style:style>
    <style:style style:name="Tabla5.F" style:family="table-column">
      <style:table-column-properties style:column-width="2.932cm" style:rel-column-width="10925*"/>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5.863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5.522cm" table:align="left"/>
    </style:style>
    <style:style style:name="Tabla7.A" style:family="table-column">
      <style:table-column-properties style:column-width="0.637cm"/>
    </style:style>
    <style:style style:name="Tabla7.B" style:family="table-column">
      <style:table-column-properties style:column-width="14.885cm"/>
    </style:style>
    <style:style style:name="Tabla7.A1" style:family="table-cell">
      <style:table-cell-properties style:vertical-align="middle" fo:padding="0.049cm" fo:border="none"/>
    </style:style>
    <style:style style:name="Tabla8" style:family="table">
      <style:table-properties style:width="5.779cm" table:align="left"/>
    </style:style>
    <style:style style:name="Tabla8.A" style:family="table-column">
      <style:table-column-properties style:column-width="0.425cm"/>
    </style:style>
    <style:style style:name="Tabla8.B" style:family="table-column">
      <style:table-column-properties style:column-width="5.353cm"/>
    </style:style>
    <style:style style:name="Tabla8.A1" style:family="table-cell">
      <style:table-cell-properties style:vertical-align="middle" fo:padding="0.049cm" fo:border="none"/>
    </style:style>
    <style:style style:name="Tabla9" style:family="table">
      <style:table-properties style:width="17.642cm" table:align="left"/>
    </style:style>
    <style:style style:name="Tabla9.A" style:family="table-column">
      <style:table-column-properties style:column-width="0.425cm"/>
    </style:style>
    <style:style style:name="Tabla9.B" style:family="table-column">
      <style:table-column-properties style:column-width="17.217cm"/>
    </style:style>
    <style:style style:name="Tabla9.A1" style:family="table-cell">
      <style:table-cell-properties style:vertical-align="middle" fo:padding="0.049cm" fo:border="none"/>
    </style:style>
    <style:style style:name="Tabla10" style:family="table">
      <style:table-properties style:width="8.532cm" table:align="left"/>
    </style:style>
    <style:style style:name="Tabla10.A" style:family="table-column">
      <style:table-column-properties style:column-width="0.637cm"/>
    </style:style>
    <style:style style:name="Tabla10.B" style:family="table-column">
      <style:table-column-properties style:column-width="7.895cm"/>
    </style:style>
    <style:style style:name="Tabla10.A1" style:family="table-cell">
      <style:table-cell-properties style:vertical-align="middle" fo:padding="0.049cm" fo:border="none"/>
    </style:style>
    <style:style style:name="Tabla11" style:family="table">
      <style:table-properties style:width="8.319cm" table:align="left"/>
    </style:style>
    <style:style style:name="Tabla11.A" style:family="table-column">
      <style:table-column-properties style:column-width="0.637cm"/>
    </style:style>
    <style:style style:name="Tabla11.B" style:family="table-column">
      <style:table-column-properties style:column-width="7.682cm"/>
    </style:style>
    <style:style style:name="Tabla11.A1" style:family="table-cell">
      <style:table-cell-properties style:vertical-align="middle" fo:padding="0.049cm" fo:border="none"/>
    </style:style>
    <style:style style:name="Tabla12" style:family="table">
      <style:table-properties style:width="14.677cm" table:align="left"/>
    </style:style>
    <style:style style:name="Tabla12.A" style:family="table-column">
      <style:table-column-properties style:column-width="0.425cm"/>
    </style:style>
    <style:style style:name="Tabla12.B" style:family="table-column">
      <style:table-column-properties style:column-width="14.252cm"/>
    </style:style>
    <style:style style:name="Tabla12.A1" style:family="table-cell">
      <style:table-cell-properties style:vertical-align="middle" fo:padding="0.049cm" fo:border="none"/>
    </style:style>
    <style:style style:name="Tabla13" style:family="table">
      <style:table-properties style:width="10.225cm" table:align="left"/>
    </style:style>
    <style:style style:name="Tabla13.A" style:family="table-column">
      <style:table-column-properties style:column-width="0.637cm"/>
    </style:style>
    <style:style style:name="Tabla13.B" style:family="table-column">
      <style:table-column-properties style:column-width="9.589cm"/>
    </style:style>
    <style:style style:name="Tabla13.A1" style:family="table-cell">
      <style:table-cell-properties style:vertical-align="middle" fo:padding="0.049cm" fo:border="none"/>
    </style:style>
    <style:style style:name="Tabla14" style:family="table">
      <style:table-properties style:width="11.716cm" table:align="left"/>
    </style:style>
    <style:style style:name="Tabla14.A" style:family="table-column">
      <style:table-column-properties style:column-width="0.425cm"/>
    </style:style>
    <style:style style:name="Tabla14.B" style:family="table-column">
      <style:table-column-properties style:column-width="11.291cm"/>
    </style:style>
    <style:style style:name="Tabla14.A1" style:family="table-cell">
      <style:table-cell-properties style:vertical-align="middle" fo:padding="0.049cm" fo:border="none"/>
    </style:style>
    <style:style style:name="Tabla15" style:family="table">
      <style:table-properties style:width="5.355cm" table:align="left"/>
    </style:style>
    <style:style style:name="Tabla15.A" style:family="table-column">
      <style:table-column-properties style:column-width="0.425cm"/>
    </style:style>
    <style:style style:name="Tabla15.B" style:family="table-column">
      <style:table-column-properties style:column-width="4.93cm"/>
    </style:style>
    <style:style style:name="Tabla15.A1" style:family="table-cell">
      <style:table-cell-properties style:vertical-align="middle" fo:padding="0.049cm" fo:border="none"/>
    </style:style>
    <style:style style:name="Tabla16" style:family="table">
      <style:table-properties style:width="10.015cm" table:align="left"/>
    </style:style>
    <style:style style:name="Tabla16.A" style:family="table-column">
      <style:table-column-properties style:column-width="0.637cm"/>
    </style:style>
    <style:style style:name="Tabla16.B" style:family="table-column">
      <style:table-column-properties style:column-width="9.379cm"/>
    </style:style>
    <style:style style:name="Tabla16.A1" style:family="table-cell">
      <style:table-cell-properties style:vertical-align="middle" fo:padding="0.049cm" fo:border="none"/>
    </style:style>
    <style:style style:name="Tabla17" style:family="table">
      <style:table-properties style:width="10.015cm" table:align="left"/>
    </style:style>
    <style:style style:name="Tabla17.A" style:family="table-column">
      <style:table-column-properties style:column-width="0.637cm"/>
    </style:style>
    <style:style style:name="Tabla17.B" style:family="table-column">
      <style:table-column-properties style:column-width="9.379cm"/>
    </style:style>
    <style:style style:name="Tabla17.A1" style:family="table-cell">
      <style:table-cell-properties style:vertical-align="middle" fo:padding="0.049cm" fo:border="none"/>
    </style:style>
    <style:style style:name="Tabla18" style:family="table">
      <style:table-properties style:width="5.988cm" table:align="left"/>
    </style:style>
    <style:style style:name="Tabla18.A" style:family="table-column">
      <style:table-column-properties style:column-width="0.425cm"/>
    </style:style>
    <style:style style:name="Tabla18.B" style:family="table-column">
      <style:table-column-properties style:column-width="5.563cm"/>
    </style:style>
    <style:style style:name="Tabla18.A1" style:family="table-cell">
      <style:table-cell-properties style:vertical-align="middle" fo:padding="0.049cm" fo:border="none"/>
    </style:style>
    <style:style style:name="P1" style:family="paragraph" style:parent-style-name="Standard">
      <style:text-properties officeooo:rsid="00516a18" officeooo:paragraph-rsid="0017a860"/>
    </style:style>
    <style:style style:name="P2" style:family="paragraph" style:parent-style-name="Standard">
      <style:text-properties officeooo:rsid="0017a860" officeooo:paragraph-rsid="0017a860"/>
    </style:style>
    <style:style style:name="P3" style:family="paragraph" style:parent-style-name="Standard">
      <style:text-properties officeooo:rsid="0018f3b7" officeooo:paragraph-rsid="0018f3b7"/>
    </style:style>
    <style:style style:name="P4" style:family="paragraph" style:parent-style-name="Standard">
      <style:text-properties officeooo:rsid="001a9248" officeooo:paragraph-rsid="001a9248"/>
    </style:style>
    <style:style style:name="P5" style:family="paragraph" style:parent-style-name="Standard">
      <style:text-properties officeooo:rsid="001fe34f" officeooo:paragraph-rsid="001fe34f"/>
    </style:style>
    <style:style style:name="P6" style:family="paragraph" style:parent-style-name="Standard">
      <style:text-properties officeooo:rsid="00236395" officeooo:paragraph-rsid="00236395"/>
    </style:style>
    <style:style style:name="P7" style:family="paragraph" style:parent-style-name="Standard">
      <style:text-properties officeooo:rsid="0023f3cc" officeooo:paragraph-rsid="0023f3cc"/>
    </style:style>
    <style:style style:name="P8" style:family="paragraph" style:parent-style-name="Standard">
      <style:text-properties officeooo:rsid="0027fe06" officeooo:paragraph-rsid="0027fe06"/>
    </style:style>
    <style:style style:name="P9" style:family="paragraph" style:parent-style-name="Standard">
      <style:text-properties officeooo:rsid="0027fe06" officeooo:paragraph-rsid="002bcfbc"/>
    </style:style>
    <style:style style:name="P10" style:family="paragraph" style:parent-style-name="Standard">
      <style:text-properties officeooo:rsid="00298633" officeooo:paragraph-rsid="00298633"/>
    </style:style>
    <style:style style:name="P11" style:family="paragraph" style:parent-style-name="Standard">
      <style:text-properties officeooo:rsid="00298633" officeooo:paragraph-rsid="002f1e5f"/>
    </style:style>
    <style:style style:name="P12" style:family="paragraph" style:parent-style-name="Standard">
      <style:text-properties officeooo:rsid="0029ebc7" officeooo:paragraph-rsid="0029ebc7"/>
    </style:style>
    <style:style style:name="P13" style:family="paragraph" style:parent-style-name="Standard">
      <style:text-properties officeooo:rsid="002f1e5f" officeooo:paragraph-rsid="002f1e5f"/>
    </style:style>
    <style:style style:name="P14" style:family="paragraph" style:parent-style-name="Standard">
      <style:text-properties officeooo:rsid="002fa8f8" officeooo:paragraph-rsid="002fa8f8"/>
    </style:style>
    <style:style style:name="P15" style:family="paragraph" style:parent-style-name="Standard">
      <style:text-properties officeooo:rsid="0031000e" officeooo:paragraph-rsid="0031000e"/>
    </style:style>
    <style:style style:name="P16" style:family="paragraph" style:parent-style-name="Standard">
      <style:text-properties officeooo:rsid="00324929" officeooo:paragraph-rsid="00324929"/>
    </style:style>
    <style:style style:name="P17" style:family="paragraph" style:parent-style-name="Standard">
      <style:text-properties officeooo:rsid="0032fa2d" officeooo:paragraph-rsid="0032fa2d"/>
    </style:style>
    <style:style style:name="P18" style:family="paragraph" style:parent-style-name="Standard">
      <style:text-properties officeooo:rsid="00335ff8" officeooo:paragraph-rsid="00335ff8"/>
    </style:style>
    <style:style style:name="P19" style:family="paragraph" style:parent-style-name="Standard">
      <style:text-properties officeooo:rsid="00367038" officeooo:paragraph-rsid="00367038"/>
    </style:style>
    <style:style style:name="P20" style:family="paragraph" style:parent-style-name="Standard">
      <style:text-properties officeooo:rsid="0037e63a" officeooo:paragraph-rsid="0037e63a"/>
    </style:style>
    <style:style style:name="P21" style:family="paragraph" style:parent-style-name="Standard">
      <style:text-properties officeooo:rsid="003939c6" officeooo:paragraph-rsid="003939c6"/>
    </style:style>
    <style:style style:name="P22" style:family="paragraph" style:parent-style-name="Standard">
      <style:text-properties officeooo:rsid="003dfa74" officeooo:paragraph-rsid="003dfa74"/>
    </style:style>
    <style:style style:name="P23" style:family="paragraph" style:parent-style-name="Standard">
      <style:text-properties officeooo:rsid="003dfa74" officeooo:paragraph-rsid="00556c27"/>
    </style:style>
    <style:style style:name="P24" style:family="paragraph" style:parent-style-name="Standard">
      <style:text-properties officeooo:rsid="003dfa74" officeooo:paragraph-rsid="0058d7e3"/>
    </style:style>
    <style:style style:name="P25" style:family="paragraph" style:parent-style-name="Standard">
      <style:text-properties officeooo:rsid="0040eceb" officeooo:paragraph-rsid="0040eceb"/>
    </style:style>
    <style:style style:name="P26" style:family="paragraph" style:parent-style-name="Standard">
      <style:text-properties officeooo:rsid="0041eb58" officeooo:paragraph-rsid="0041eb58"/>
    </style:style>
    <style:style style:name="P27" style:family="paragraph" style:parent-style-name="Standard">
      <style:text-properties officeooo:rsid="00430342" officeooo:paragraph-rsid="00430342"/>
    </style:style>
    <style:style style:name="P28" style:family="paragraph" style:parent-style-name="Standard">
      <style:text-properties officeooo:rsid="0043f888" officeooo:paragraph-rsid="0043f888"/>
    </style:style>
    <style:style style:name="P29" style:family="paragraph" style:parent-style-name="Standard">
      <style:text-properties officeooo:rsid="0045f777" officeooo:paragraph-rsid="0045f777"/>
    </style:style>
    <style:style style:name="P30" style:family="paragraph" style:parent-style-name="Standard">
      <style:text-properties officeooo:rsid="0047d8bc" officeooo:paragraph-rsid="0047d8bc"/>
    </style:style>
    <style:style style:name="P31" style:family="paragraph" style:parent-style-name="Standard">
      <style:text-properties officeooo:rsid="00496111" officeooo:paragraph-rsid="0047d8bc"/>
    </style:style>
    <style:style style:name="P32" style:family="paragraph" style:parent-style-name="Standard">
      <style:text-properties officeooo:rsid="004f44d9" officeooo:paragraph-rsid="004f44d9"/>
    </style:style>
    <style:style style:name="P33" style:family="paragraph" style:parent-style-name="Standard">
      <style:text-properties officeooo:rsid="0018dfde" officeooo:paragraph-rsid="0018dfde"/>
    </style:style>
    <style:style style:name="P34" style:family="paragraph" style:parent-style-name="Standard">
      <style:text-properties officeooo:paragraph-rsid="00556c27"/>
    </style:style>
    <style:style style:name="P35" style:family="paragraph" style:parent-style-name="Standard">
      <style:text-properties officeooo:rsid="00556c27" officeooo:paragraph-rsid="00556c27"/>
    </style:style>
    <style:style style:name="P36" style:family="paragraph" style:parent-style-name="Standard">
      <style:text-properties officeooo:rsid="005aaead" officeooo:paragraph-rsid="005aaead"/>
    </style:style>
    <style:style style:name="P37" style:family="paragraph" style:parent-style-name="Standard">
      <style:text-properties officeooo:rsid="005aaead" officeooo:paragraph-rsid="005fcb41"/>
    </style:style>
    <style:style style:name="P38" style:family="paragraph" style:parent-style-name="Standard">
      <style:text-properties officeooo:rsid="005c62d5" officeooo:paragraph-rsid="005c62d5"/>
    </style:style>
    <style:style style:name="P39" style:family="paragraph" style:parent-style-name="Standard">
      <style:text-properties officeooo:rsid="005c62d5" officeooo:paragraph-rsid="005fcb41"/>
    </style:style>
    <style:style style:name="P40" style:family="paragraph" style:parent-style-name="Standard">
      <style:text-properties officeooo:rsid="005ceb4f" officeooo:paragraph-rsid="005ed7d7"/>
    </style:style>
    <style:style style:name="P41" style:family="paragraph" style:parent-style-name="Standard">
      <style:text-properties officeooo:rsid="005ceb4f" officeooo:paragraph-rsid="00619ae8"/>
    </style:style>
    <style:style style:name="P42" style:family="paragraph" style:parent-style-name="Standard">
      <style:text-properties officeooo:rsid="006285b4" officeooo:paragraph-rsid="006285b4"/>
    </style:style>
    <style:style style:name="P43" style:family="paragraph" style:parent-style-name="Text_20_body">
      <style:text-properties officeooo:paragraph-rsid="0016cbc3"/>
    </style:style>
    <style:style style:name="P44" style:family="paragraph" style:parent-style-name="Subtitle">
      <style:text-properties officeooo:paragraph-rsid="0016cbc3"/>
    </style:style>
    <style:style style:name="P45" style:family="paragraph" style:parent-style-name="Title">
      <style:text-properties officeooo:paragraph-rsid="0016cbc3"/>
    </style:style>
    <style:style style:name="P46" style:family="paragraph" style:parent-style-name="Title">
      <style:text-properties officeooo:rsid="0016cbc3" officeooo:paragraph-rsid="0016cbc3"/>
    </style:style>
    <style:style style:name="P47" style:family="paragraph" style:parent-style-name="Table_20_Contents">
      <style:text-properties officeooo:rsid="0017a860" officeooo:paragraph-rsid="0017a860"/>
    </style:style>
    <style:style style:name="P48" style:family="paragraph" style:parent-style-name="Table_20_Contents">
      <style:text-properties officeooo:rsid="0017a860" officeooo:paragraph-rsid="00556c27"/>
    </style:style>
    <style:style style:name="P49" style:family="paragraph" style:parent-style-name="Table_20_Contents">
      <style:text-properties officeooo:rsid="00186165" officeooo:paragraph-rsid="00186165"/>
    </style:style>
    <style:style style:name="P50" style:family="paragraph" style:parent-style-name="Table_20_Contents">
      <style:text-properties officeooo:rsid="00186165" officeooo:paragraph-rsid="00556c27"/>
    </style:style>
    <style:style style:name="P51" style:family="paragraph" style:parent-style-name="Table_20_Contents">
      <style:text-properties officeooo:rsid="00496111" officeooo:paragraph-rsid="00496111"/>
    </style:style>
    <style:style style:name="P52" style:family="paragraph" style:parent-style-name="Table_20_Contents">
      <style:text-properties officeooo:rsid="0049ed4b" officeooo:paragraph-rsid="0049ed4b"/>
    </style:style>
    <style:style style:name="P53" style:family="paragraph" style:parent-style-name="Table_20_Contents">
      <style:text-properties officeooo:rsid="004ac107" officeooo:paragraph-rsid="004ac107"/>
    </style:style>
    <style:style style:name="P54" style:family="paragraph" style:parent-style-name="Table_20_Contents">
      <style:text-properties officeooo:rsid="004c7ec0" officeooo:paragraph-rsid="004c7ec0"/>
    </style:style>
    <style:style style:name="P55" style:family="paragraph" style:parent-style-name="Table_20_Contents">
      <style:text-properties officeooo:rsid="004d90c3" officeooo:paragraph-rsid="004d90c3"/>
    </style:style>
    <style:style style:name="P56" style:family="paragraph" style:parent-style-name="Table_20_Contents">
      <style:text-properties officeooo:rsid="00510af0" officeooo:paragraph-rsid="00510af0"/>
    </style:style>
    <style:style style:name="P57" style:family="paragraph" style:parent-style-name="Table_20_Contents">
      <style:text-properties officeooo:rsid="005299fc" officeooo:paragraph-rsid="005299fc"/>
    </style:style>
    <style:style style:name="P58" style:family="paragraph" style:parent-style-name="Table_20_Contents">
      <style:text-properties officeooo:paragraph-rsid="00556c27"/>
    </style:style>
    <style:style style:name="P59" style:family="paragraph" style:parent-style-name="Table_20_Contents">
      <style:text-properties officeooo:rsid="0056dfda" officeooo:paragraph-rsid="0056dfda"/>
    </style:style>
    <style:style style:name="P60" style:family="paragraph" style:parent-style-name="Table_20_Contents">
      <style:text-properties officeooo:rsid="0058c5d1" officeooo:paragraph-rsid="0058c5d1"/>
    </style:style>
    <style:style style:name="P61" style:family="paragraph" style:parent-style-name="Table_20_Contents">
      <style:text-properties officeooo:rsid="005aaead" officeooo:paragraph-rsid="005aaead"/>
    </style:style>
    <style:style style:name="P62" style:family="paragraph" style:parent-style-name="Table_20_Contents">
      <style:text-properties officeooo:rsid="005fcb41" officeooo:paragraph-rsid="005fcb41"/>
    </style:style>
    <style:style style:name="P63" style:family="paragraph" style:parent-style-name="Table_20_Contents">
      <style:text-properties officeooo:rsid="006285b4" officeooo:paragraph-rsid="006285b4"/>
    </style:style>
    <style:style style:name="P64" style:family="paragraph" style:parent-style-name="Table_20_Contents">
      <style:text-properties officeooo:rsid="0062fcf9" officeooo:paragraph-rsid="0062fcf9"/>
    </style:style>
    <style:style style:name="P65" style:family="paragraph" style:parent-style-name="Table_20_Contents">
      <style:text-properties officeooo:rsid="0064efe1" officeooo:paragraph-rsid="0064efe1"/>
    </style:style>
    <style:style style:name="P66" style:family="paragraph" style:parent-style-name="Standard">
      <style:text-properties style:text-underline-style="none" officeooo:rsid="00430342" officeooo:paragraph-rsid="00430342"/>
    </style:style>
    <style:style style:name="P67" style:family="paragraph" style:parent-style-name="Standard">
      <style:text-properties officeooo:rsid="001fe34f" officeooo:paragraph-rsid="001fe34f"/>
    </style:style>
    <style:style style:name="P68" style:family="paragraph" style:parent-style-name="Standard">
      <style:text-properties officeooo:rsid="00516a18" officeooo:paragraph-rsid="001fe34f"/>
    </style:style>
    <style:style style:name="P69" style:family="paragraph" style:parent-style-name="Standard">
      <style:text-properties officeooo:rsid="00516a18" officeooo:paragraph-rsid="00236395"/>
    </style:style>
    <style:style style:name="P70" style:family="paragraph" style:parent-style-name="Standard">
      <style:text-properties officeooo:rsid="00516a18" officeooo:paragraph-rsid="00324929"/>
    </style:style>
    <style:style style:name="P71" style:family="paragraph" style:parent-style-name="Standard">
      <style:text-properties officeooo:rsid="00516a18" officeooo:paragraph-rsid="0037e63a"/>
    </style:style>
    <style:style style:name="P72" style:family="paragraph" style:parent-style-name="Standard">
      <style:text-properties officeooo:rsid="00236395" officeooo:paragraph-rsid="00236395"/>
    </style:style>
    <style:style style:name="P73" style:family="paragraph" style:parent-style-name="Standard">
      <style:text-properties officeooo:rsid="00236395" officeooo:paragraph-rsid="0027fe06"/>
    </style:style>
    <style:style style:name="P74" style:family="paragraph" style:parent-style-name="Standard">
      <style:text-properties officeooo:rsid="0023f3cc" officeooo:paragraph-rsid="0023f3cc"/>
    </style:style>
    <style:style style:name="P75" style:family="paragraph" style:parent-style-name="Standard">
      <style:text-properties officeooo:rsid="0027fe06" officeooo:paragraph-rsid="0027fe06"/>
    </style:style>
    <style:style style:name="P76" style:family="paragraph" style:parent-style-name="Standard">
      <style:text-properties officeooo:rsid="00298633" officeooo:paragraph-rsid="0027fe06"/>
    </style:style>
    <style:style style:name="P77" style:family="paragraph" style:parent-style-name="Standard">
      <style:text-properties officeooo:rsid="00298633" officeooo:paragraph-rsid="002f1e5f"/>
    </style:style>
    <style:style style:name="P78" style:family="paragraph" style:parent-style-name="Standard">
      <style:text-properties officeooo:rsid="0031000e" officeooo:paragraph-rsid="0031000e"/>
    </style:style>
    <style:style style:name="P79" style:family="paragraph" style:parent-style-name="Standard">
      <style:text-properties officeooo:rsid="00324929" officeooo:paragraph-rsid="00324929"/>
    </style:style>
    <style:style style:name="P80" style:family="paragraph" style:parent-style-name="Standard">
      <style:text-properties officeooo:rsid="00335ff8" officeooo:paragraph-rsid="00335ff8"/>
    </style:style>
    <style:style style:name="P81" style:family="paragraph" style:parent-style-name="Standard">
      <style:text-properties officeooo:rsid="0037e63a" officeooo:paragraph-rsid="0037e63a"/>
    </style:style>
    <style:style style:name="P82" style:family="paragraph" style:parent-style-name="Standard">
      <style:text-properties officeooo:rsid="003939c6" officeooo:paragraph-rsid="003939c6"/>
    </style:style>
    <style:style style:name="P83" style:family="paragraph" style:parent-style-name="Standard">
      <style:text-properties officeooo:rsid="0040eceb" officeooo:paragraph-rsid="0040eceb"/>
    </style:style>
    <style:style style:name="P84" style:family="paragraph" style:parent-style-name="Standard">
      <style:text-properties officeooo:rsid="00430342" officeooo:paragraph-rsid="00430342"/>
    </style:style>
    <style:style style:name="P85" style:family="paragraph" style:parent-style-name="Standard">
      <style:text-properties officeooo:rsid="0045f777" officeooo:paragraph-rsid="0045f777"/>
    </style:style>
    <style:style style:name="P86" style:family="paragraph" style:parent-style-name="Standard">
      <style:text-properties officeooo:rsid="003dfa74" officeooo:paragraph-rsid="00496111"/>
    </style:style>
    <style:style style:name="P87" style:family="paragraph" style:parent-style-name="Standard">
      <style:text-properties officeooo:rsid="003dfa74" officeooo:paragraph-rsid="0056dfda"/>
    </style:style>
    <style:style style:name="P88" style:family="paragraph" style:parent-style-name="Standard">
      <style:text-properties officeooo:rsid="004f44d9" officeooo:paragraph-rsid="004f44d9"/>
    </style:style>
    <style:style style:name="P89" style:family="paragraph" style:parent-style-name="Standard">
      <style:text-properties officeooo:rsid="00509110" officeooo:paragraph-rsid="004f44d9"/>
    </style:style>
    <style:style style:name="P90" style:family="paragraph" style:parent-style-name="Standard">
      <style:text-properties officeooo:rsid="0017a860" officeooo:paragraph-rsid="0017a860"/>
    </style:style>
    <style:style style:name="P91" style:family="paragraph" style:parent-style-name="Standard">
      <style:text-properties officeooo:rsid="0017a860" officeooo:paragraph-rsid="004f44d9"/>
    </style:style>
    <style:style style:name="P92" style:family="paragraph" style:parent-style-name="Standard">
      <style:text-properties officeooo:paragraph-rsid="00556c27"/>
    </style:style>
    <style:style style:name="P93" style:family="paragraph" style:parent-style-name="Standard">
      <style:text-properties officeooo:rsid="006285f1" officeooo:paragraph-rsid="005aaead"/>
    </style:style>
    <style:style style:name="P94" style:family="paragraph" style:parent-style-name="Standard">
      <style:text-properties fo:font-variant="normal" fo:text-transform="none" fo:color="#333333" fo:letter-spacing="normal" fo:font-style="normal" fo:font-weight="normal" officeooo:rsid="008ab890" officeooo:paragraph-rsid="008ab890"/>
    </style:style>
    <style:style style:name="P95" style:family="paragraph" style:parent-style-name="Standard">
      <style:text-properties officeooo:rsid="001c76d0" officeooo:paragraph-rsid="0017a860"/>
    </style:style>
    <style:style style:name="P96" style:family="paragraph" style:parent-style-name="Standard">
      <style:text-properties officeooo:rsid="00ba67d8" officeooo:paragraph-rsid="00ba67d8"/>
    </style:style>
    <style:style style:name="P97" style:family="paragraph" style:parent-style-name="Text_20_body">
      <style:text-properties officeooo:rsid="008dd77b" officeooo:paragraph-rsid="008dd77b"/>
    </style:style>
    <style:style style:name="P98" style:family="paragraph" style:parent-style-name="Text_20_body">
      <style:text-properties officeooo:rsid="00927811" officeooo:paragraph-rsid="00927811"/>
    </style:style>
    <style:style style:name="P99" style:family="paragraph" style:parent-style-name="Text_20_body">
      <style:text-properties officeooo:rsid="00939375" officeooo:paragraph-rsid="00939375"/>
    </style:style>
    <style:style style:name="P100" style:family="paragraph" style:parent-style-name="Text_20_body">
      <style:text-properties officeooo:rsid="0094e6ff" officeooo:paragraph-rsid="0099f211"/>
    </style:style>
    <style:style style:name="P101" style:family="paragraph" style:parent-style-name="Text_20_body">
      <style:text-properties officeooo:rsid="0097273f" officeooo:paragraph-rsid="0097273f"/>
    </style:style>
    <style:style style:name="P102" style:family="paragraph" style:parent-style-name="Text_20_body">
      <style:text-properties officeooo:rsid="0097273f" officeooo:paragraph-rsid="0099170a"/>
    </style:style>
    <style:style style:name="P103" style:family="paragraph" style:parent-style-name="Text_20_body">
      <style:text-properties officeooo:rsid="0097273f" officeooo:paragraph-rsid="009e3ff0"/>
    </style:style>
    <style:style style:name="P104" style:family="paragraph" style:parent-style-name="Text_20_body">
      <style:text-properties officeooo:rsid="0097ad7d" officeooo:paragraph-rsid="0097ad7d"/>
    </style:style>
    <style:style style:name="P105" style:family="paragraph" style:parent-style-name="Text_20_body">
      <style:text-properties officeooo:rsid="0097ad7d" officeooo:paragraph-rsid="009e3ff0"/>
    </style:style>
    <style:style style:name="P106" style:family="paragraph" style:parent-style-name="Text_20_body">
      <style:text-properties officeooo:paragraph-rsid="009e3ff0"/>
    </style:style>
    <style:style style:name="P107" style:family="paragraph" style:parent-style-name="Text_20_body">
      <style:text-properties officeooo:rsid="00ac0bd5" officeooo:paragraph-rsid="00ac0bd5"/>
    </style:style>
    <style:style style:name="P108" style:family="paragraph" style:parent-style-name="Text_20_body">
      <style:text-properties officeooo:rsid="00ac0bd5" officeooo:paragraph-rsid="00acd407"/>
    </style:style>
    <style:style style:name="P109" style:family="paragraph" style:parent-style-name="Text_20_body">
      <style:text-properties officeooo:rsid="00acd407" officeooo:paragraph-rsid="00acd407"/>
    </style:style>
    <style:style style:name="P110" style:family="paragraph" style:parent-style-name="Text_20_body">
      <style:text-properties officeooo:rsid="00afb595" officeooo:paragraph-rsid="00afb595"/>
    </style:style>
    <style:style style:name="P111" style:family="paragraph" style:parent-style-name="Text_20_body">
      <style:text-properties officeooo:rsid="00b14b1d" officeooo:paragraph-rsid="00b14b1d"/>
    </style:style>
    <style:style style:name="P112" style:family="paragraph" style:parent-style-name="Text_20_body">
      <style:text-properties officeooo:rsid="00b1a160" officeooo:paragraph-rsid="00b1a160"/>
    </style:style>
    <style:style style:name="P113" style:family="paragraph" style:parent-style-name="Text_20_body">
      <style:text-properties officeooo:rsid="00b2d8d2" officeooo:paragraph-rsid="00b2d8d2"/>
    </style:style>
    <style:style style:name="P114" style:family="paragraph" style:parent-style-name="Text_20_body">
      <style:text-properties officeooo:rsid="00b61a78" officeooo:paragraph-rsid="00b61a78"/>
    </style:style>
    <style:style style:name="P115" style:family="paragraph" style:parent-style-name="Text_20_body">
      <style:text-properties officeooo:rsid="00b69bd9" officeooo:paragraph-rsid="00b69bd9"/>
    </style:style>
    <style:style style:name="P116" style:family="paragraph" style:parent-style-name="Text_20_body">
      <style:text-properties officeooo:rsid="00b83c6d" officeooo:paragraph-rsid="00b83c6d"/>
    </style:style>
    <style:style style:name="P117" style:family="paragraph" style:parent-style-name="Text_20_body">
      <style:text-properties officeooo:rsid="001c76d0" officeooo:paragraph-rsid="0016cbc3"/>
    </style:style>
    <style:style style:name="P118" style:family="paragraph" style:parent-style-name="Text_20_body">
      <style:paragraph-properties fo:margin-top="0cm" fo:margin-bottom="0.499cm" style:contextual-spacing="false"/>
      <style:text-properties fo:font-variant="normal" fo:text-transform="none" fo:color="#000000" fo:letter-spacing="normal" fo:font-style="normal" fo:font-weight="normal" officeooo:rsid="0099170a" officeooo:paragraph-rsid="0099170a"/>
    </style:style>
    <style:style style:name="P119" style:family="paragraph" style:parent-style-name="Text_20_body">
      <style:paragraph-properties fo:margin-top="0cm" fo:margin-bottom="0.499cm" style:contextual-spacing="false"/>
      <style:text-properties fo:font-variant="normal" fo:text-transform="none" fo:color="#000000" fo:letter-spacing="normal" fo:font-style="normal" fo:font-weight="normal" officeooo:rsid="0099170a" officeooo:paragraph-rsid="00a307d5"/>
    </style:style>
    <style:style style:name="P120" style:family="paragraph" style:parent-style-name="Text_20_body">
      <style:paragraph-properties fo:margin-top="0cm" fo:margin-bottom="0.499cm" style:contextual-spacing="false"/>
      <style:text-properties fo:font-variant="normal" fo:text-transform="none" fo:color="#000000" fo:letter-spacing="normal" fo:font-style="normal" fo:font-weight="normal" officeooo:rsid="00996d13" officeooo:paragraph-rsid="00996d13"/>
    </style:style>
    <style:style style:name="P121" style:family="paragraph" style:parent-style-name="Text_20_body">
      <style:paragraph-properties fo:margin-top="0cm" fo:margin-bottom="0.499cm" style:contextual-spacing="false" fo:break-before="page"/>
      <style:text-properties fo:font-variant="normal" fo:text-transform="none" fo:color="#000000" fo:letter-spacing="normal" fo:font-style="normal" fo:font-weight="normal" officeooo:rsid="00a899ce" officeooo:paragraph-rsid="00a307d5"/>
    </style:style>
    <style:style style:name="P122" style:family="paragraph" style:parent-style-name="Contents_20_Heading">
      <style:paragraph-properties fo:break-before="page"/>
    </style:style>
    <style:style style:name="P123" style:family="paragraph" style:parent-style-name="Table_20_Contents">
      <style:text-properties officeooo:rsid="00996d13" officeooo:paragraph-rsid="00996d13"/>
    </style:style>
    <style:style style:name="P124" style:family="paragraph" style:parent-style-name="Table_20_Contents">
      <style:text-properties officeooo:rsid="005299fc" officeooo:paragraph-rsid="009e3ff0"/>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03c3838" officeooo:paragraph-rsid="003c3838"/>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paragraph-rsid="0054134d"/>
    </style:style>
    <style:style style:name="P129" style:family="paragraph" style:parent-style-name="Heading_20_2">
      <style:paragraph-properties fo:break-before="page"/>
      <style:text-properties officeooo:paragraph-rsid="0058d7e3"/>
    </style:style>
    <style:style style:name="P130" style:family="paragraph" style:parent-style-name="Heading_20_3">
      <style:text-properties officeooo:rsid="0099170a" officeooo:paragraph-rsid="0099170a"/>
    </style:style>
    <style:style style:name="P131" style:family="paragraph" style:parent-style-name="Heading_20_3">
      <style:text-properties officeooo:paragraph-rsid="00ac0bd5"/>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Contents_20_2">
      <style:paragraph-properties>
        <style:tab-stops>
          <style:tab-stop style:position="17.09cm" style:type="right" style:leader-style="dotted" style:leader-text="."/>
        </style:tab-stops>
      </style:paragraph-properties>
    </style:style>
    <style:style style:name="P134" style:family="paragraph" style:parent-style-name="Contents_20_3">
      <style:paragraph-properties>
        <style:tab-stops>
          <style:tab-stop style:position="16.591cm" style:type="right" style:leader-style="dotted" style:leader-text="."/>
        </style:tab-stops>
      </style:paragraph-properties>
    </style:style>
    <style:style style:name="P135" style:family="paragraph" style:parent-style-name="Preformatted_20_Text">
      <style:text-properties fo:font-variant="normal" fo:text-transform="none" fo:color="#333333" fo:letter-spacing="normal"/>
    </style:style>
    <style:style style:name="P136" style:family="paragraph" style:parent-style-name="Preformatted_20_Text">
      <style:text-properties fo:font-variant="normal" fo:text-transform="none" fo:color="#333333" fo:letter-spacing="normal" fo:font-style="normal" fo:font-weight="normal"/>
    </style:style>
    <style:style style:name="P137" style:family="paragraph" style:parent-style-name="Preformatted_20_Text">
      <style:text-properties fo:font-variant="normal" fo:text-transform="none" fo:color="#333333" fo:letter-spacing="normal" fo:font-style="normal" fo:font-weight="normal" officeooo:rsid="0023f3cc" officeooo:paragraph-rsid="0023f3cc"/>
    </style:style>
    <style:style style:name="P138" style:family="paragraph" style:parent-style-name="Preformatted_20_Text">
      <style:text-properties fo:font-variant="normal" fo:text-transform="none" fo:color="#333333" fo:letter-spacing="normal" fo:font-style="normal" fo:font-weight="normal" officeooo:rsid="0027fe06" officeooo:paragraph-rsid="0029ebc7"/>
    </style:style>
    <style:style style:name="P139" style:family="paragraph" style:parent-style-name="Preformatted_20_Text">
      <style:text-properties fo:font-variant="normal" fo:text-transform="none" fo:color="#333333" fo:letter-spacing="normal" fo:font-style="normal" fo:font-weight="normal" officeooo:rsid="002d0537" officeooo:paragraph-rsid="0017a860"/>
    </style:style>
    <style:style style:name="P140" style:family="paragraph" style:parent-style-name="Preformatted_20_Text">
      <style:text-properties fo:font-variant="normal" fo:text-transform="none" fo:color="#333333" fo:letter-spacing="normal" fo:font-style="normal" fo:font-weight="normal" officeooo:rsid="002f1e5f" officeooo:paragraph-rsid="002f1e5f"/>
    </style:style>
    <style:style style:name="P141" style:family="paragraph" style:parent-style-name="Preformatted_20_Text">
      <style:text-properties fo:font-variant="normal" fo:text-transform="none" fo:color="#333333" fo:letter-spacing="normal" fo:font-style="normal" fo:font-weight="normal" officeooo:rsid="0031000e" officeooo:paragraph-rsid="0031000e"/>
    </style:style>
    <style:style style:name="P142" style:family="paragraph" style:parent-style-name="Preformatted_20_Text">
      <style:text-properties fo:font-variant="normal" fo:text-transform="none" fo:color="#333333" fo:letter-spacing="normal" fo:font-style="normal" fo:font-weight="normal" officeooo:rsid="00335ff8" officeooo:paragraph-rsid="00335ff8"/>
    </style:style>
    <style:style style:name="P143" style:family="paragraph" style:parent-style-name="Preformatted_20_Text">
      <style:text-properties fo:font-variant="normal" fo:text-transform="none" fo:color="#333333" fo:letter-spacing="normal" fo:font-style="normal" fo:font-weight="normal" officeooo:rsid="003939c6" officeooo:paragraph-rsid="003939c6"/>
    </style:style>
    <style:style style:name="P144" style:family="paragraph" style:parent-style-name="Preformatted_20_Text">
      <style:text-properties fo:font-variant="normal" fo:text-transform="none" fo:color="#333333" fo:letter-spacing="normal" fo:font-style="normal" fo:font-weight="normal" officeooo:rsid="00496111" officeooo:paragraph-rsid="00496111"/>
    </style:style>
    <style:style style:name="P145" style:family="paragraph" style:parent-style-name="Preformatted_20_Text">
      <style:text-properties fo:font-variant="normal" fo:text-transform="none" fo:color="#333333" fo:letter-spacing="normal" fo:font-style="normal" fo:font-weight="normal" officeooo:rsid="004f44d9" officeooo:paragraph-rsid="004f44d9"/>
    </style:style>
    <style:style style:name="P146" style:family="paragraph" style:parent-style-name="Preformatted_20_Text">
      <style:text-properties fo:font-variant="normal" fo:text-transform="none" fo:color="#333333" fo:letter-spacing="normal" fo:font-style="normal" fo:font-weight="normal" officeooo:rsid="003dfa74" officeooo:paragraph-rsid="0056dfda"/>
    </style:style>
    <style:style style:name="P147" style:family="paragraph" style:parent-style-name="Preformatted_20_Text">
      <style:text-properties fo:font-variant="normal" fo:text-transform="none" fo:color="#333333" fo:letter-spacing="normal" fo:font-style="normal" fo:font-weight="normal" officeooo:rsid="0058c5d1" officeooo:paragraph-rsid="0058c5d1"/>
    </style:style>
    <style:style style:name="P148" style:family="paragraph" style:parent-style-name="Preformatted_20_Text">
      <style:text-properties fo:font-variant="normal" fo:text-transform="none" fo:color="#333333" fo:letter-spacing="normal" fo:font-style="normal" fo:font-weight="normal" officeooo:rsid="006285f1" officeooo:paragraph-rsid="005aaead"/>
    </style:style>
    <style:style style:name="P149" style:family="paragraph" style:parent-style-name="Preformatted_20_Text">
      <style:text-properties fo:font-variant="normal" fo:text-transform="none" fo:color="#333333" fo:letter-spacing="normal" fo:font-style="normal" fo:font-weight="normal" officeooo:rsid="0062fcf9" officeooo:paragraph-rsid="0062fcf9"/>
    </style:style>
    <style:style style:name="P150" style:family="paragraph" style:parent-style-name="Preformatted_20_Text">
      <style:text-properties fo:font-variant="normal" fo:text-transform="none" fo:color="#333333" fo:letter-spacing="normal" fo:font-style="normal" fo:font-weight="normal" officeooo:rsid="0018f3b7" officeooo:paragraph-rsid="0018f3b7"/>
    </style:style>
    <style:style style:name="P151" style:family="paragraph" style:parent-style-name="Preformatted_20_Text">
      <style:text-properties fo:font-variant="normal" fo:text-transform="none" fo:color="#333333" fo:letter-spacing="normal" fo:font-style="normal" fo:font-weight="normal" officeooo:rsid="00927811" officeooo:paragraph-rsid="00927811"/>
    </style:style>
    <style:style style:name="P152" style:family="paragraph" style:parent-style-name="Preformatted_20_Text">
      <style:text-properties fo:font-variant="normal" fo:text-transform="none" fo:color="#333333" fo:letter-spacing="normal" fo:font-style="normal" fo:font-weight="normal" officeooo:rsid="0097273f" officeooo:paragraph-rsid="0097273f"/>
    </style:style>
    <style:style style:name="P153" style:family="paragraph" style:parent-style-name="Preformatted_20_Text">
      <style:text-properties fo:font-variant="normal" fo:text-transform="none" fo:color="#333333" fo:letter-spacing="normal" fo:font-style="normal" fo:font-weight="normal" officeooo:rsid="0097273f" officeooo:paragraph-rsid="0099170a"/>
    </style:style>
    <style:style style:name="P154" style:family="paragraph" style:parent-style-name="Preformatted_20_Text">
      <style:text-properties fo:font-variant="normal" fo:text-transform="none" fo:color="#333333" fo:letter-spacing="normal" fo:font-style="normal" fo:font-weight="normal" officeooo:rsid="0097ad7d" officeooo:paragraph-rsid="0097ad7d"/>
    </style:style>
    <style:style style:name="P155" style:family="paragraph" style:parent-style-name="Preformatted_20_Text">
      <style:text-properties fo:font-variant="normal" fo:text-transform="none" fo:color="#333333" fo:letter-spacing="normal" fo:font-style="normal" fo:font-weight="normal" officeooo:rsid="00b69bd9" officeooo:paragraph-rsid="00b69bd9"/>
    </style:style>
    <style:style style:name="P156" style:family="paragraph" style:parent-style-name="Preformatted_20_Text">
      <style:text-properties fo:font-variant="normal" fo:text-transform="none" fo:color="#666666" fo:letter-spacing="normal" fo:font-style="normal" fo:font-weight="normal"/>
    </style:style>
    <style:style style:name="P157" style:family="paragraph" style:parent-style-name="Preformatted_20_Text">
      <style:text-properties fo:font-variant="normal" fo:text-transform="none" fo:color="#666666" fo:letter-spacing="normal" fo:font-style="normal" fo:font-weight="normal" officeooo:rsid="00a0030b" officeooo:paragraph-rsid="00a0030b"/>
    </style:style>
    <style:style style:name="P158" style:family="paragraph" style:parent-style-name="Preformatted_20_Text">
      <style:text-properties fo:font-variant="normal" fo:text-transform="none" fo:color="#666666" fo:letter-spacing="normal" fo:font-style="normal" fo:font-weight="normal" officeooo:rsid="00a0030b" officeooo:paragraph-rsid="00a26e13"/>
    </style:style>
    <style:style style:name="P159" style:family="paragraph" style:parent-style-name="Preformatted_20_Text">
      <style:text-properties fo:font-variant="normal" fo:text-transform="none" fo:color="#666666" fo:letter-spacing="normal" fo:font-style="normal" fo:font-weight="normal" officeooo:rsid="00a20218" officeooo:paragraph-rsid="00a20218"/>
    </style:style>
    <style:style style:name="P160" style:family="paragraph" style:parent-style-name="Preformatted_20_Text">
      <style:text-properties fo:color="#666666"/>
    </style:style>
    <style:style style:name="P161" style:family="paragraph" style:parent-style-name="Preformatted_20_Text">
      <style:text-properties officeooo:rsid="0018f3b7"/>
    </style:style>
    <style:style style:name="P162" style:family="paragraph" style:parent-style-name="Preformatted_20_Text">
      <style:paragraph-properties fo:margin-left="0cm" fo:margin-right="0cm" fo:margin-top="0cm" fo:margin-bottom="0cm" style:contextual-spacing="false" style:line-height-at-least="0.423cm" fo:text-indent="0cm" style:auto-text-indent="false"/>
    </style:style>
    <style:style style:name="P163" style:family="paragraph" style:parent-style-name="Preformatted_20_Text">
      <style:paragraph-properties fo:margin-top="0cm" fo:margin-bottom="0.499cm" style:contextual-spacing="false"/>
    </style:style>
    <style:style style:name="P164" style:family="paragraph" style:parent-style-name="Preformatted_20_Text">
      <style:paragraph-properties fo:margin-top="0cm" fo:margin-bottom="0.499cm" style:contextual-spacing="false"/>
      <style:text-properties fo:font-variant="normal" fo:text-transform="none" fo:color="#333333" fo:letter-spacing="normal"/>
    </style:style>
    <style:style style:name="P165" style:family="paragraph" style:parent-style-name="Preformatted_20_Text">
      <style:paragraph-properties fo:margin-top="0cm" fo:margin-bottom="0.499cm" style:contextual-spacing="false"/>
      <style:text-properties fo:font-variant="normal" fo:text-transform="none" fo:color="#333333" fo:letter-spacing="normal" fo:font-style="normal" fo:font-weight="normal"/>
    </style:style>
    <style:style style:name="P166" style:family="paragraph" style:parent-style-name="Preformatted_20_Text">
      <style:paragraph-properties fo:margin-top="0cm" fo:margin-bottom="0.499cm" style:contextual-spacing="false"/>
      <style:text-properties fo:font-variant="normal" fo:text-transform="none" fo:color="#666666" fo:letter-spacing="normal" fo:font-style="normal" fo:font-weight="normal"/>
    </style:style>
    <style:style style:name="P167" style:family="paragraph" style:parent-style-name="Preformatted_20_Text">
      <style:paragraph-properties fo:margin-top="0cm" fo:margin-bottom="0.499cm" style:contextual-spacing="false"/>
      <style:text-properties fo:font-variant="normal" fo:text-transform="none" fo:color="#666666" fo:letter-spacing="normal" fo:font-style="normal" fo:font-weight="normal" officeooo:rsid="0097ad7d" officeooo:paragraph-rsid="0099170a"/>
    </style:style>
    <style:style style:name="P168" style:family="paragraph" style:parent-style-name="Preformatted_20_Text">
      <style:paragraph-properties fo:margin-top="0cm" fo:margin-bottom="0cm" style:contextual-spacing="false" style:line-height-at-least="0.423cm"/>
    </style:style>
    <style:style style:name="P169" style:family="paragraph" style:parent-style-name="Preformatted_20_Text">
      <style:paragraph-properties fo:margin-top="0cm" fo:margin-bottom="0cm" style:contextual-spacing="false" style:line-height-at-least="0.423cm"/>
      <style:text-properties fo:color="#aa22ff" fo:font-weight="bold"/>
    </style:style>
    <style:style style:name="T1" style:family="text">
      <style:text-properties officeooo:rsid="0016cbc3"/>
    </style:style>
    <style:style style:name="T2" style:family="text">
      <style:text-properties officeooo:rsid="001c0966"/>
    </style:style>
    <style:style style:name="T3" style:family="text">
      <style:text-properties officeooo:rsid="001e3d71"/>
    </style:style>
    <style:style style:name="T4" style:family="text">
      <style:text-properties officeooo:rsid="0021a3b8"/>
    </style:style>
    <style:style style:name="T5" style:family="text">
      <style:text-properties officeooo:rsid="002756d9"/>
    </style:style>
    <style:style style:name="T6" style:family="text">
      <style:text-properties officeooo:rsid="0027b9c8"/>
    </style:style>
    <style:style style:name="T7" style:family="text">
      <style:text-properties officeooo:rsid="0029ebc7"/>
    </style:style>
    <style:style style:name="T8" style:family="text">
      <style:text-properties officeooo:rsid="002bcfbc"/>
    </style:style>
    <style:style style:name="T9" style:family="text">
      <style:text-properties officeooo:rsid="002d0537"/>
    </style:style>
    <style:style style:name="T10" style:family="text">
      <style:text-properties officeooo:rsid="002d2b72"/>
    </style:style>
    <style:style style:name="T11" style:family="text">
      <style:text-properties officeooo:rsid="00354490"/>
    </style:style>
    <style:style style:name="T12" style:family="text">
      <style:text-properties officeooo:rsid="0041eb58"/>
    </style:style>
    <style:style style:name="T13" style:family="text">
      <style:text-properties officeooo:rsid="00422594"/>
    </style:style>
    <style:style style:name="T14" style:family="text">
      <style:text-properties style:text-underline-style="none" officeooo:rsid="00422594"/>
    </style:style>
    <style:style style:name="T15" style:family="text">
      <style:text-properties style:text-underline-style="none" officeooo:rsid="00430342"/>
    </style:style>
    <style:style style:name="T16" style:family="text">
      <style:text-properties officeooo:rsid="0047d8bc"/>
    </style:style>
    <style:style style:name="T17" style:family="text">
      <style:text-properties officeooo:rsid="004ac107"/>
    </style:style>
    <style:style style:name="T18" style:family="text">
      <style:text-properties officeooo:rsid="0056e503"/>
    </style:style>
    <style:style style:name="T19" style:family="text">
      <style:text-properties officeooo:rsid="0058c5d1"/>
    </style:style>
    <style:style style:name="T20" style:family="text">
      <style:text-properties officeooo:rsid="005fcb41"/>
    </style:style>
    <style:style style:name="T21" style:family="text">
      <style:text-properties officeooo:rsid="006285b4"/>
    </style:style>
    <style:style style:name="T22" style:family="text">
      <style:text-properties officeooo:rsid="0062fcf9"/>
    </style:style>
    <style:style style:name="T23" style:family="text">
      <style:text-properties officeooo:rsid="0069b80e"/>
    </style:style>
    <style:style style:name="T24" style:family="text">
      <style:text-properties fo:color="#aa22ff"/>
    </style:style>
    <style:style style:name="T25" style:family="text">
      <style:text-properties fo:color="#aa22ff" fo:font-weight="bold"/>
    </style:style>
    <style:style style:name="T26" style:family="text">
      <style:text-properties fo:color="#aa22ff" fo:font-style="normal" fo:font-weight="bold"/>
    </style:style>
    <style:style style:name="T27" style:family="text">
      <style:text-properties fo:color="#00a000"/>
    </style:style>
    <style:style style:name="T28" style:family="text">
      <style:text-properties fo:color="#00bb00" fo:font-weight="bold"/>
    </style:style>
    <style:style style:name="T29" style:family="text">
      <style:text-properties fo:color="#666666"/>
    </style:style>
    <style:style style:name="T30" style:family="text">
      <style:text-properties fo:color="#666666" fo:font-style="normal" fo:font-weight="normal"/>
    </style:style>
    <style:style style:name="T31" style:family="text">
      <style:text-properties fo:color="#008800" fo:font-style="italic"/>
    </style:style>
    <style:style style:name="T32" style:family="text">
      <style:text-properties fo:font-variant="normal" fo:text-transform="none" fo:color="#666666" fo:letter-spacing="normal" fo:font-style="normal" fo:font-weight="normal"/>
    </style:style>
    <style:style style:name="T33" style:family="text">
      <style:text-properties fo:font-variant="normal" fo:text-transform="none" fo:color="#333333" fo:letter-spacing="normal" fo:font-style="normal" fo:font-weight="normal"/>
    </style:style>
    <style:style style:name="T34" style:family="text">
      <style:text-properties fo:font-style="normal" fo:font-weight="normal"/>
    </style:style>
    <style:style style:name="T35" style:family="text">
      <style:text-properties fo:font-size="9pt" fo:font-style="normal" fo:font-weight="normal" style:font-size-asian="9pt" style:font-size-complex="9pt"/>
    </style:style>
    <style:style style:name="T36" style:family="text">
      <style:text-properties officeooo:rsid="009168c7"/>
    </style:style>
    <style:style style:name="T37" style:family="text">
      <style:text-properties officeooo:rsid="0097273f"/>
    </style:style>
    <style:style style:name="T38" style:family="text">
      <style:text-properties officeooo:rsid="0097a7d7"/>
    </style:style>
    <style:style style:name="T39" style:family="text">
      <style:text-properties officeooo:rsid="0099f211"/>
    </style:style>
    <style:style style:name="T40" style:family="text">
      <style:text-properties officeooo:rsid="009bdf62"/>
    </style:style>
    <style:style style:name="T41" style:family="text">
      <style:text-properties officeooo:rsid="009e3ff0"/>
    </style:style>
    <style:style style:name="T42" style:family="text">
      <style:text-properties officeooo:rsid="00a20218"/>
    </style:style>
    <style:style style:name="T43" style:family="text">
      <style:text-properties officeooo:rsid="00a307d5"/>
    </style:style>
    <style:style style:name="T44" style:family="text">
      <style:text-properties officeooo:rsid="00ac76d1"/>
    </style:style>
    <style:style style:name="T45" style:family="text">
      <style:text-properties officeooo:rsid="00acd407"/>
    </style:style>
    <style:style style:name="T46" style:family="text">
      <style:text-properties officeooo:rsid="00b2fe14"/>
    </style:style>
    <style:style style:name="T47" style:family="text">
      <style:text-properties officeooo:rsid="00236395"/>
    </style:style>
    <style:style style:name="T48" style:family="text">
      <style:text-properties officeooo:rsid="00ba67d8"/>
    </style:style>
    <style:style style:name="T49" style:family="text">
      <style:text-properties officeooo:rsid="00516a18"/>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actica <text:span text:style-name="T1">2</text:span></text:p>
      <text:p text:style-name="P46">Prestaciones numericas del metodo de la potencia.</text:p>
      <text:p text:style-name="P45"/>
      <text:p text:style-name="P44">Miguel Garcia Lafuente</text:p>
      <text:p text:style-name="P4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22">Índice de contenido</text:p>
          </text:index-title>
          <text:p text:style-name="P132"><text:a xlink:type="simple" xlink:href="#__RefHeading__321_195871320">A. Rutinas Auxiliares<text:tab/>4</text:a></text:p>
          <text:p text:style-name="P133"><text:a xlink:type="simple" xlink:href="#__RefHeading__323_195871320">1. Metodo de la potencia<text:tab/>4</text:a></text:p>
          <text:p text:style-name="P133"><text:a xlink:type="simple" xlink:href="#__RefHeading__325_195871320">2. Matrices Completas y Densas<text:tab/>5</text:a></text:p>
          <text:p text:style-name="P133"><text:a xlink:type="simple" xlink:href="#__RefHeading__327_195871320">3. Matrices Completas y Dispersas.<text:tab/>6</text:a></text:p>
          <text:p text:style-name="P133"><text:a xlink:type="simple" xlink:href="#__RefHeading__329_195871320">4. Matrices Dispersas.<text:tab/>8</text:a></text:p>
          <text:p text:style-name="P132"><text:a xlink:type="simple" xlink:href="#__RefHeading__331_195871320">B. Prestaciones numericas del metodo de la potencia.<text:tab/>10</text:a></text:p>
          <text:p text:style-name="P133"><text:a xlink:type="simple" xlink:href="#__RefHeading__368_195871320">- Completar las tablas para Matrices Completas y Densas.<text:tab/>12</text:a></text:p>
          <text:p text:style-name="P133"><text:a xlink:type="simple" xlink:href="#__RefHeading__370_195871320">- Completar las tablas para Matrices Completas y Dispersas.<text:tab/>14</text:a></text:p>
          <text:p text:style-name="P133"><text:a xlink:type="simple" xlink:href="#__RefHeading__372_195871320">- Completar las tablas para Matrices Dispersas.<text:tab/>16</text:a></text:p>
          <text:p text:style-name="P132"><text:a xlink:type="simple" xlink:href="#__RefHeading__374_195871320">C. Conclusiones finales<text:tab/>18</text:a></text:p>
          <text:p text:style-name="P134"><text:a xlink:type="simple" xlink:href="#__RefHeading__376_195871320">1. ¿Mayor limitacion o dificultades?<text:tab/>18</text:a></text:p>
          <text:p text:style-name="P134"><text:a xlink:type="simple" xlink:href="#__RefHeading__378_195871320">2. Cuantificar la mejora de las matrices dispersas respecto a las completas.<text:tab/>19</text:a></text:p>
          <text:p text:style-name="P134"><text:a xlink:type="simple" xlink:href="#__RefHeading__380_195871320">3. ¿Que relacion ajusta mejor los datos?<text:tab/>21</text:a></text:p>
          <text:p text:style-name="P134"><text:a xlink:type="simple" xlink:href="#__RefHeading__382_195871320">4. Estimar el coste computacional del metodo de la potencia.<text:tab/>21</text:a></text:p>
          <text:p text:style-name="P134"><text:a xlink:type="simple" xlink:href="#__RefHeading__384_195871320">5. Hacer cualquier observacion con relevancia numerica.<text:tab/>22</text:a></text:p>
        </text:index-body>
      </text:table-of-content>
      <text:p text:style-name="P117"/>
      <text:p text:style-name="P3">Para esta practica se ha usado un ordenador <text:span text:style-name="T23">portatil </text:span>con las siguentes caracteristicas:</text:p>
      <text:p text:style-name="P150"/>
      <text:p text:style-name="P150"/>
      <text:p text:style-name="P150">S.O: ArchLinux 64 bits.</text:p>
      <text:p text:style-name="P136">Memoria RAM: 8076456 kB. (unos 7.7GB)</text:p>
      <text:p text:style-name="P136">CPU: Intel(R) Core(TM) i5-4200M CPU @ 2.50GHz – 64 bits</text:p>
      <text:p text:style-name="P136"/>
      <text:p text:style-name="P136">~ » archey3 <text:s text:c="3"/></text:p>
      <text:p text:style-name="Preformatted_20_Text"/>
      <text:p text:style-name="P135"><text:s text:c="15"/><text:span text:style-name="T34">+ <text:s text:c="15"/>OS: Arch Linux x86_64</text:span></text:p>
      <text:p text:style-name="P135"><text:s text:c="15"/><text:span text:style-name="T34"># <text:s text:c="15"/></text:span></text:p>
      <text:p text:style-name="P135"><text:s text:c="14"/><text:span text:style-name="T34">### <text:s text:c="14"/>Kernel Release: 3.17.4-1-ARCH</text:span></text:p>
      <text:p text:style-name="P135"><text:s text:c="13"/><text:span text:style-name="T34">##### <text:s text:c="13"/>Uptime: 9:53</text:span></text:p>
      <text:p text:style-name="P135"><text:s text:c="13"/><text:span text:style-name="T34">###### <text:s text:c="12"/>WM: None</text:span></text:p>
      <text:p text:style-name="P135"><text:s text:c="12"/><text:span text:style-name="T34">; #####; <text:s text:c="11"/>DE: None</text:span></text:p>
      <text:p text:style-name="P135"><text:s text:c="11"/><text:span text:style-name="T34">+##.##### <text:s text:c="11"/>Packages: 1759</text:span></text:p>
      <text:p text:style-name="P135"><text:s text:c="10"/><text:span text:style-name="T34">+########## <text:s text:c="10"/>RAM: 3922 MB / 7887 MB</text:span></text:p>
      <text:p text:style-name="P135"><text:s text:c="9"/><text:span text:style-name="T34">#############; <text:s text:c="8"/></text:span><text:span text:style-name="T35">Processor Type: Intel(R) Core(TM) i5-4200M CPU @ 2.50GHz</text:span></text:p>
      <text:p text:style-name="P135"><text:s text:c="8"/><text:span text:style-name="T34">###############+ <text:s text:c="7"/>$EDITOR: vim</text:span></text:p>
      <text:p text:style-name="P135"><text:s text:c="7"/><text:span text:style-name="T34">####### <text:s text:c="2"/>####### <text:s text:c="7"/>Root: 322G / 458G (70%) (ext4)</text:span></text:p>
      <text:p text:style-name="P135"><text:s text:c="5"/><text:span text:style-name="T34">.######; <text:s text:c="4"/>;###;`". <text:s text:c="5"/></text:span></text:p>
      <text:p text:style-name="P135"><text:s text:c="4"/><text:span text:style-name="T34">.#######; <text:s text:c="4"/>;#####. <text:s text:c="6"/></text:span></text:p>
      <text:p text:style-name="P135"><text:s text:c="4"/><text:span text:style-name="T34">#########. <text:s text:c="2"/>.########` <text:s text:c="4"/></text:span></text:p>
      <text:p text:style-name="P135"><text:s text:c="3"/><text:span text:style-name="T34">######' <text:s text:c="10"/>'###### <text:s text:c="3"/></text:span></text:p>
      <text:p text:style-name="P135"><text:s text:c="2"/><text:span text:style-name="T34">;#### <text:s text:c="16"/>####; <text:s text:c="2"/></text:span></text:p>
      <text:p text:style-name="P135"><text:s text:c="2"/><text:span text:style-name="T34">##' <text:s text:c="20"/>'## <text:s text:c="2"/></text:span></text:p>
      <text:p text:style-name="P164"><text:s/><text:span text:style-name="T34">#' <text:s text:c="24"/>`# <text:s/></text:span></text:p>
      <text:p text:style-name="P136"/>
      <text:p text:style-name="P136"/>
      <text:p text:style-name="P136"/>
      <text:p text:style-name="P136"/>
      <text:p text:style-name="P136"/>
      <text:p text:style-name="P136"/>
      <text:p text:style-name="P94"><text:soft-page-break/>Version de Julia 0.3.3:</text:p>
      <text:p text:style-name="P136"/>
      <text:p text:style-name="P136">~ » julia <text:s text:c="167"/>rock@neurotiko</text:p>
      <text:p text:style-name="P135"><text:s text:c="15"/><text:span text:style-name="T34">_</text:span></text:p>
      <text:p text:style-name="P135"><text:s text:c="3"/><text:span text:style-name="T34">_ <text:s text:c="6"/>_ _(_)_ <text:s text:c="4"/>| <text:s/>A fresh approach to technical computing</text:span></text:p>
      <text:p text:style-name="P135"><text:s text:c="2"/><text:span text:style-name="T34">(_) <text:s text:c="4"/>| (_) (_) <text:s text:c="3"/>| <text:s/>Documentation: http://docs.julialang.org</text:span></text:p>
      <text:p text:style-name="P135"><text:s text:c="3"/><text:span text:style-name="T34">_ _ <text:s text:c="2"/>_| |_ <text:s/>__ _ <text:s text:c="2"/>| <text:s/>Type "help()" for help.</text:span></text:p>
      <text:p text:style-name="P135"><text:s text:c="2"/><text:span text:style-name="T34">| | | | | | |/ _` | <text:s/>|</text:span></text:p>
      <text:p text:style-name="P135"><text:s text:c="2"/><text:span text:style-name="T34">| | |_| | | | (_| | <text:s/>| <text:s/>Version 0.3.3 (2014-11-23 20:19 UTC)</text:span></text:p>
      <text:p text:style-name="P135"><text:s/><text:span text:style-name="T34">_/ |\__'_|_|_|\__'_| <text:s/>| <text:s/></text:span></text:p>
      <text:p text:style-name="P136">|__/ <text:s text:c="18"/>| <text:s/>x86_64-unknown-linux-gnu</text:p>
      <text:p text:style-name="Preformatted_20_Text"/>
      <text:p text:style-name="P165">julia&gt; </text:p>
      <text:p text:style-name="P161"/>
      <text:p text:style-name="P4"><text:span text:style-name="T3">Como apunte</text:span>, a pesar de tener 4 cores, Julia esta en estado de crecimiento <text:span text:style-name="T3">y </text:span>por ahora solo funciona en un core, por lo que a efectos practico el procesador es de un solo nucleo a 2.5 G<text:span text:style-name="T2">Hz</text:span>.</text:p>
      <text:p text:style-name="P95"/>
      <text:p text:style-name="P96">Toda la practica esta vez lo he pasado tambien con un programa que se llama “Ijulia notebook”, que es un modulo para el “Ipython notebook”, para poder subir codigo, y ejecutar codigo, y que quede en un formato perfecto para presentar. </text:p>
      <text:p text:style-name="P96"/>
      <text:p text:style-name="P96">Como se puede observar, esta todo el codigo, pero tambien las ejecuciones y los resultados.</text:p>
      <text:p text:style-name="P96"/>
      <text:p text:style-name="P96">Link al notebook:</text:p>
      <text:p text:style-name="P96"><text:span text:style-name="T49"><text:s/></text:span><text:a xlink:type="simple" xlink:href="http://nbviewer.ipython.org/github/rockneurotiko/rockneurotiko.github.io/blob/master/Universidad/AplicacionesNumericas/PageRank/Dia2/AplNum-Practica2.ipynb"><text:span text:style-name="T49">http://nbviewer.ipython.org/github/rockneurotiko/rockneurotiko.github.io/blob/master/Universidad/AplicacionesNumericas/PageRank/Dia2/AplNum-Practica2.ipynb</text:span></text:a></text:p>
      <text:p text:style-name="P1"/>
      <text:p text:style-name="P1"/>
      <text:h text:style-name="P126" text:outline-level="1"><text:bookmark-start text:name="__RefHeading__321_195871320"/>A. Rutinas Auxiliares<text:bookmark-end text:name="__RefHeading__321_195871320"/></text:h>
      <text:h text:style-name="Heading_20_2" text:outline-level="2"><text:bookmark-start text:name="__RefHeading__323_195871320"/>1. Metodo de la potencia<text:bookmark-end text:name="__RefHeading__323_195871320"/></text:h>
      <text:p text:style-name="P1"/>
      <text:p text:style-name="P5">E<text:span text:style-name="T4">n esta practica usaremos la misma funcion de la potencia que la que se hizo para la practica anterior, pero con los tipos declarados para permitir “Matrices” y “Sparse”, asi como hacer que todos los parametros tengan valor por defecto de forma individual (menos la matriz, claro).</text:span></text:p>
      <text:p text:style-name="P5"/>
      <text:p text:style-name="P5"/>
      <table:table table:name="Tabla7" table:style-name="Tabla7">
        <table:table-column table:style-name="Tabla7.A"/>
        <table:table-column table:style-name="Tabla7.B"/>
        <table:table-row>
          <table:table-cell table:style-name="Tabla7.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ext:p text:style-name="P168">11</text:p>
            <text:p text:style-name="P168">12</text:p>
            <text:p text:style-name="P168">13</text:p>
            <text:p text:style-name="P168">14</text:p>
            <text:p text:style-name="P168">15</text:p>
            <text:p text:style-name="P168">16</text:p>
            <text:p text:style-name="P168">17</text:p>
            <text:p text:style-name="P168">18</text:p>
          </table:table-cell>
          <table:table-cell table:style-name="Tabla7.A1" office:value-type="string">
            <text:p text:style-name="P162"><text:span text:style-name="T25">function</text:span><text:span text:style-name="T27"> potencia</text:span>(M::Union(Array{<text:span text:style-name="T28">Float64</text:span>,<text:span text:style-name="T29">2</text:span>},</text:p>
            <text:p text:style-name="P168"><text:s text:c="27"/>SparseMatrixCSC{<text:span text:style-name="T28">Float64</text:span>,<text:span text:style-name="T28">Int64</text:span>}),</text:p>
            <text:p text:style-name="P168"><text:s text:c="18"/>tolerancia::<text:span text:style-name="T28">Float64</text:span><text:span text:style-name="T29">=1e-12</text:span>,</text:p>
            <text:p text:style-name="P168"><text:s text:c="18"/>n_iter::<text:span text:style-name="T28">Int64</text:span><text:span text:style-name="T29">=500</text:span>,</text:p>
            <text:p text:style-name="P168"><text:s text:c="18"/>r::Array{<text:span text:style-name="T28">Float64</text:span>,<text:span text:style-name="T29">2</text:span>}<text:span text:style-name="T29">=</text:span>ones(size(M,<text:span text:style-name="T29">1</text:span>),<text:span text:style-name="T29">1</text:span>))</text:p>
            <text:p text:style-name="P168"><text:s text:c="4"/>i <text:span text:style-name="T29">=</text:span> <text:span text:style-name="T29">0</text:span></text:p>
            <text:p text:style-name="P168"><text:s text:c="4"/>n <text:span text:style-name="T29">=</text:span> size(M)[<text:span text:style-name="T29">1</text:span>]</text:p>
            <text:p text:style-name="P168"><text:s text:c="4"/>last <text:span text:style-name="T29">=</text:span> zeros(n) <text:span text:style-name="T31">## Just to initialize</text:span></text:p>
            <text:p text:style-name="P168"><text:s text:c="4"/><text:span text:style-name="T25">while</text:span> i <text:span text:style-name="T29">&lt;</text:span> n_iter <text:span text:style-name="T29">&amp;&amp;</text:span> maximum(abs((r<text:span text:style-name="T29">/</text:span>norm(r)) <text:span text:style-name="T29">-</text:span> last)) <text:span text:style-name="T29">&gt;</text:span> tolerancia</text:p>
            <text:p text:style-name="P168"><text:s text:c="8"/>i <text:span text:style-name="T29">+=</text:span> <text:span text:style-name="T29">1</text:span></text:p>
            <text:p text:style-name="P168"><text:s text:c="8"/>last <text:span text:style-name="T29">=</text:span> r</text:p>
            <text:p text:style-name="P168"/>
            <text:p text:style-name="P168"><text:s text:c="8"/>last <text:span text:style-name="T29">=</text:span> last <text:span text:style-name="T29">./</text:span> norm(last)</text:p>
            <text:p text:style-name="P168"><text:s text:c="8"/>r <text:span text:style-name="T29">=</text:span> M <text:span text:style-name="T29">*</text:span> last</text:p>
            <text:p text:style-name="P168"><text:s text:c="4"/><text:span text:style-name="T25">end</text:span></text:p>
            <text:p text:style-name="P168"><text:s text:c="4"/><text:span text:style-name="T25">return</text:span> norm(r), last, i <text:s text:c="7"/><text:span text:style-name="T31"># This to return the eigvalues</text:span></text:p>
            <text:p text:style-name="P168"><text:s text:c="4"/><text:span text:style-name="T31"># return norm(r),pagerank(last),i # This to return the pagerank</text:span></text:p>
            <text:p text:style-name="P169">end</text:p>
          </table:table-cell>
        </table:table-row>
      </table:table>
      <text:p text:style-name="P5"/>
      <text:p text:style-name="P68"/>
      <text:p text:style-name="P1"/>
      <text:h text:style-name="P127" text:outline-level="2"><text:bookmark-start text:name="__RefHeading__325_195871320"/>2. Matrices Completas y Densas<text:bookmark-end text:name="__RefHeading__325_195871320"/></text:h>
      <text:p text:style-name="P1"/>
      <text:p text:style-name="P6">La funcion “mcden” es tan sencillo como hacer esto:</text:p>
      <text:p text:style-name="P6"/>
      <text:p text:style-name="P6"/>
      <table:table table:name="Tabla8" table:style-name="Tabla8">
        <table:table-column table:style-name="Tabla8.A"/>
        <table:table-column table:style-name="Tabla8.B"/>
        <table:table-row>
          <table:table-cell table:style-name="Tabla8.A1" office:value-type="string">
            <text:p text:style-name="P162">1</text:p>
            <text:p text:style-name="P168">2</text:p>
            <text:p text:style-name="P168">3</text:p>
            <text:p text:style-name="P168">4</text:p>
          </table:table-cell>
          <table:table-cell table:style-name="Tabla8.A1" office:value-type="string">
            <text:p text:style-name="P162"><text:span text:style-name="T25">function</text:span><text:span text:style-name="T27"> mcden</text:span>(N::<text:span text:style-name="T28">Int64</text:span>)</text:p>
            <text:p text:style-name="P168"><text:s text:c="4"/>A <text:span text:style-name="T29">=</text:span> rand(N,N)</text:p>
            <text:p text:style-name="P168"><text:s text:c="4"/><text:span text:style-name="T25">return</text:span> A<text:span text:style-name="T29">./</text:span>sum(A,<text:span text:style-name="T29">1</text:span>)</text:p>
            <text:p text:style-name="P169">end</text:p>
          </table:table-cell>
        </table:table-row>
      </table:table>
      <text:p text:style-name="P6"/>
      <text:p text:style-name="P69"/>
      <text:p text:style-name="P6">Comprobemos que cumple con el teorema de Perron-Frobenius.</text:p>
      <text:p text:style-name="P6"/>
      <text:p text:style-name="P7">Al no tener ningun numero igual a cero, no es reducible.</text:p>
      <text:p text:style-name="P7"/>
      <text:p text:style-name="P7">Comprobemos que es estocastica:</text:p>
      <text:p text:style-name="P7"/>
      <text:p text:style-name="P137">julia<text:span text:style-name="T29">&gt;</text:span> sum(l,<text:span text:style-name="T29">1</text:span>)</text:p>
      <text:p text:style-name="P136"><text:span text:style-name="T29">1</text:span>x10 Array{<text:span text:style-name="T28">Float64</text:span>,<text:span text:style-name="T29">2</text:span>}:</text:p>
      <text:p text:style-name="P163"><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span text:style-name="T33"> <text:s/></text:span><text:span text:style-name="T32">1.0</text:span></text:p>
      <text:p text:style-name="P7"/>
      <text:p text:style-name="P7">Si, lo es, para todas sus columnas, los elementos suman 1.</text:p>
      <text:p text:style-name="P7"/>
      <text:p text:style-name="P7">Y que no es negativa (busca que algun elemento sea menor que cero, y si hay al menos uno devuelve true, si no hay ninguno, devuelve false):</text:p>
      <text:p text:style-name="P7"/>
      <text:p text:style-name="P137">julia<text:span text:style-name="T29">&gt;</text:span> any(map(x <text:span text:style-name="T29">-&gt;</text:span> x<text:span text:style-name="T29">&lt;0</text:span>, l))</text:p>
      <text:p text:style-name="P165">false</text:p>
      <text:p text:style-name="P7"/>
      <text:p text:style-name="P1"/>
      <text:p text:style-name="P1"/>
      <text:h text:style-name="P127" text:outline-level="2"><text:bookmark-start text:name="__RefHeading__327_195871320"/>3. Matrices <text:span text:style-name="T12">C</text:span>ompletas y <text:span text:style-name="T12">D</text:span>ispersas.<text:bookmark-end text:name="__RefHeading__327_195871320"/></text:h>
      <text:p text:style-name="P12"/>
      <text:p text:style-name="P6">Julia <text:span text:style-name="T5">en la version 0.3.3 </text:span>no tiene “randi”, <text:span text:style-name="T6">en las anteriores tenian, pero decidieron unificar todo en “rand”</text:span>, pero es muy sencilla de codificar:</text:p>
      <text:p text:style-name="P6"/>
      <table:table table:name="Tabla9" table:style-name="Tabla9">
        <table:table-column table:style-name="Tabla9.A"/>
        <table:table-column table:style-name="Tabla9.B"/>
        <table:table-row>
          <table:table-cell table:style-name="Tabla9.A1" office:value-type="string">
            <text:p text:style-name="P162">1</text:p>
            <text:p text:style-name="P168">2</text:p>
            <text:p text:style-name="P168">3</text:p>
          </table:table-cell>
          <table:table-cell table:style-name="Tabla9.A1" office:value-type="string">
            <text:p text:style-name="P162"><text:span text:style-name="T25">function</text:span><text:span text:style-name="T27"> randi</text:span>(a,b,c)</text:p>
            <text:p text:style-name="P168"><text:s text:c="4"/>vec(rand(<text:span text:style-name="T29">1</text:span>:a,b,c)) <text:s/><text:span text:style-name="T31"># Se transforma a vector porque rand devuelve una matriz</text:span></text:p>
            <text:p text:style-name="P169">end</text:p>
          </table:table-cell>
        </table:table-row>
      </table:table>
      <text:p text:style-name="P6"/>
      <text:p text:style-name="P8">Asi, la funcion principal “mcdis” seria asi:</text:p>
      <text:p text:style-name="P8"/>
      <table:table table:name="Tabla10" table:style-name="Tabla10">
        <table:table-column table:style-name="Tabla10.A"/>
        <table:table-column table:style-name="Tabla10.B"/>
        <table:table-row>
          <table:table-cell table:style-name="Tabla10.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ext:p text:style-name="P168">11</text:p>
            <text:p text:style-name="P168">12</text:p>
            <text:p text:style-name="P168">13</text:p>
          </table:table-cell>
          <table:table-cell table:style-name="Tabla10.A1" office:value-type="string">
            <text:p text:style-name="P162"><text:span text:style-name="T25">function</text:span><text:span text:style-name="T27"> mcdis</text:span>(N::<text:span text:style-name="T28">Int64</text:span>, R::<text:span text:style-name="T28">Int64</text:span><text:span text:style-name="T29">=5</text:span>)</text:p>
            <text:p text:style-name="P168"><text:s text:c="4"/>p <text:span text:style-name="T29">=</text:span> randi(N,<text:span text:style-name="T29">1</text:span>,<text:span text:style-name="T29">5*</text:span>N)</text:p>
            <text:p text:style-name="P168"><text:s text:c="4"/>q <text:span text:style-name="T29">=</text:span> randi(N,<text:span text:style-name="T29">1</text:span>,<text:span text:style-name="T29">5*</text:span>N)</text:p>
            <text:p text:style-name="P168"><text:s text:c="4"/>Cs <text:span text:style-name="T29">=</text:span> sparse(p,q,<text:span text:style-name="T29">1.0</text:span>,N,N)</text:p>
            <text:p text:style-name="P168"><text:s text:c="4"/>C <text:span text:style-name="T29">=</text:span> full(Cs)</text:p>
            <text:p text:style-name="P168"><text:s text:c="4"/>Nj <text:span text:style-name="T29">=</text:span> sum(C,<text:span text:style-name="T29">1</text:span>)</text:p>
            <text:p text:style-name="P168"><text:s text:c="4"/>dj <text:span text:style-name="T29">=</text:span> [x <text:span text:style-name="T29">==</text:span> <text:span text:style-name="T29">0</text:span> <text:span text:style-name="T29">?</text:span> <text:span text:style-name="T29">1</text:span>:<text:span text:style-name="T29">0</text:span> <text:span text:style-name="T25">for</text:span> x<text:span text:style-name="T29">=</text:span>Nj]</text:p>
            <text:p text:style-name="P168"><text:s text:c="4"/><text:span text:style-name="T25">if</text:span> <text:span text:style-name="T29">!</text:span> (<text:span text:style-name="T29">1</text:span> <text:span text:style-name="T25">in</text:span> dj)</text:p>
            <text:p text:style-name="P168"><text:s text:c="8"/><text:span text:style-name="T25">return</text:span> mcdis(N,R)</text:p>
            <text:p text:style-name="P168"><text:s text:c="4"/><text:span text:style-name="T25">else</text:span></text:p>
            <text:p text:style-name="P168"><text:s text:c="8"/><text:span text:style-name="T25">return</text:span> C</text:p>
            <text:p text:style-name="P168"><text:s text:c="4"/><text:span text:style-name="T25">end</text:span></text:p>
            <text:p text:style-name="P169">end</text:p>
          </table:table-cell>
        </table:table-row>
      </table:table>
      <text:p text:style-name="P73"/>
      <text:p text:style-name="P8">Calculemos el porcentaje de no ceros.</text:p>
      <text:p text:style-name="P6"/>
      <text:p text:style-name="P138">julia<text:span text:style-name="T29">&gt;</text:span> a <text:span text:style-name="T29">=</text:span> mcdis(<text:span text:style-name="T29">500</text:span>);</text:p>
      <text:p text:style-name="Preformatted_20_Text"/>
      <text:p text:style-name="P136">julia<text:span text:style-name="T29">&gt;</text:span> no_zero <text:span text:style-name="T29">=</text:span> <text:span text:style-name="T29">0</text:span>;</text:p>
      <text:p text:style-name="Preformatted_20_Text"/>
      <text:p text:style-name="P136">julia<text:span text:style-name="T29">&gt;</text:span> <text:span text:style-name="T25">for</text:span> i <text:span text:style-name="T25">in</text:span> a</text:p>
      <text:p text:style-name="P135"><text:s text:c="11"/><text:span text:style-name="T26">if</text:span><text:span text:style-name="T34"> i </text:span><text:span text:style-name="T30">!=</text:span><text:span text:style-name="T34"> </text:span><text:span text:style-name="T30">0</text:span></text:p>
      <text:p text:style-name="P135"><text:s text:c="15"/><text:span text:style-name="T34">no_zero </text:span><text:span text:style-name="T30">+=</text:span><text:span text:style-name="T34"> </text:span><text:span text:style-name="T30">1</text:span></text:p>
      <text:p text:style-name="P135"><text:s text:c="11"/><text:span text:style-name="T26">end</text:span></text:p>
      <text:p text:style-name="P135"><text:s text:c="7"/><text:span text:style-name="T26">end</text:span></text:p>
      <text:p text:style-name="Preformatted_20_Text"/>
      <text:p text:style-name="P136">julia<text:span text:style-name="T29">&gt;</text:span> no_zero</text:p>
      <text:p text:style-name="P156">2483</text:p>
      <text:p text:style-name="Preformatted_20_Text"/>
      <text:p text:style-name="P136">julia<text:span text:style-name="T29">&gt;</text:span> (no_zero <text:span text:style-name="T29">/</text:span> (<text:span text:style-name="T29">500*500</text:span>)) <text:span text:style-name="T29">*</text:span> <text:span text:style-name="T29">500</text:span></text:p>
      <text:p text:style-name="P166">4.966</text:p>
      <text:p text:style-name="P9">Solo un 4.<text:span text:style-name="T7">966</text:span> % de numeros distintos de ceros en <text:span text:style-name="T8">250.000</text:span> elementos.</text:p>
      <text:p text:style-name="P76"/>
      <text:p text:style-name="P10">Calculemos el tamaño ocupado en memoria RAM:</text:p>
      <text:p text:style-name="P139"/>
      <text:p text:style-name="P139">julia<text:span text:style-name="T29">&gt;</text:span> <text:span text:style-name="T24">sizeof</text:span>(a)</text:p>
      <text:p text:style-name="P166">2000000</text:p>
      <text:p text:style-name="P10"><text:span text:style-name="T9">1953.125</text:span> <text:span text:style-name="T9">K</text:span>B <text:span text:style-name="T10">(1.90 MB)</text:span> por una matriz <text:span text:style-name="T9">5</text:span>00x<text:span text:style-name="T9">5</text:span>00.</text:p>
      <text:p text:style-name="P10"/>
      <text:p text:style-name="P10"><text:soft-page-break/></text:p>
      <text:p text:style-name="P13">Creemos la matris S.</text:p>
      <text:p text:style-name="P10"/>
      <text:p text:style-name="P140">julia<text:span text:style-name="T29">&gt;</text:span> b <text:span text:style-name="T29">=</text:span> create_S(a);</text:p>
      <text:p text:style-name="P11"/>
      <text:p text:style-name="P14">Comprobamos que es estocastica.</text:p>
      <text:p text:style-name="P11"/>
      <text:p text:style-name="P140">julia<text:span text:style-name="T29">&gt;</text:span> any(map(x<text:span text:style-name="T29">-&gt;</text:span>x<text:span text:style-name="T29">==0</text:span>,sum(b,<text:span text:style-name="T29">1</text:span>)))</text:p>
      <text:p text:style-name="P163"><text:span text:style-name="T33">false</text:span></text:p>
      <text:p text:style-name="P15">Y que no es negativa.</text:p>
      <text:p text:style-name="P15"/>
      <text:p text:style-name="P141">julia<text:span text:style-name="T29">&gt;</text:span> any(map(x <text:span text:style-name="T29">-&gt;</text:span> x<text:span text:style-name="T29">&lt;0</text:span>, b))</text:p>
      <text:p text:style-name="P165">false</text:p>
      <text:p text:style-name="P15"/>
      <text:p text:style-name="P10"/>
      <text:h text:style-name="P127" text:outline-level="2"><text:bookmark-start text:name="__RefHeading__329_195871320"/>4. Matrices Dispersas.<text:bookmark-end text:name="__RefHeading__329_195871320"/></text:h>
      <text:p text:style-name="P16"/>
      <text:p text:style-name="P17">El codigo para generar matrices dispersas es igual que la funcion para crear matrices dispersas completas, solo que sin transformarlo a matriz total, por lo que la matriz es Sparse.</text:p>
      <text:p text:style-name="P16"/>
      <table:table table:name="Tabla11" table:style-name="Tabla11">
        <table:table-column table:style-name="Tabla11.A"/>
        <table:table-column table:style-name="Tabla11.B"/>
        <table:table-row>
          <table:table-cell table:style-name="Tabla11.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ext:p text:style-name="P168">11</text:p>
            <text:p text:style-name="P168">12</text:p>
          </table:table-cell>
          <table:table-cell table:style-name="Tabla11.A1" office:value-type="string">
            <text:p text:style-name="P162"><text:span text:style-name="T25">function</text:span><text:span text:style-name="T27"> mdis</text:span>(N::<text:span text:style-name="T28">Int64</text:span>, R::<text:span text:style-name="T28">Int64</text:span><text:span text:style-name="T29">=5</text:span>)</text:p>
            <text:p text:style-name="P168"><text:s text:c="4"/>p <text:span text:style-name="T29">=</text:span> randi(N,<text:span text:style-name="T29">1</text:span>,<text:span text:style-name="T29">5*</text:span>N)</text:p>
            <text:p text:style-name="P168"><text:s text:c="4"/>q <text:span text:style-name="T29">=</text:span> randi(N,<text:span text:style-name="T29">1</text:span>,<text:span text:style-name="T29">5*</text:span>N)</text:p>
            <text:p text:style-name="P168"><text:s text:c="4"/>C <text:span text:style-name="T29">=</text:span> sparse(p,q,<text:span text:style-name="T29">1.0</text:span>,N,N)</text:p>
            <text:p text:style-name="P168"><text:s text:c="4"/>Nj <text:span text:style-name="T29">=</text:span> sum(C,<text:span text:style-name="T29">1</text:span>)</text:p>
            <text:p text:style-name="P168"><text:s text:c="4"/>dj <text:span text:style-name="T29">=</text:span> [x <text:span text:style-name="T29">==</text:span> <text:span text:style-name="T29">0</text:span> <text:span text:style-name="T29">?</text:span> <text:span text:style-name="T29">1</text:span>:<text:span text:style-name="T29">0</text:span> <text:span text:style-name="T25">for</text:span> x<text:span text:style-name="T29">=</text:span>Nj]</text:p>
            <text:p text:style-name="P168"><text:s text:c="4"/><text:span text:style-name="T25">if</text:span> <text:span text:style-name="T29">!</text:span> (<text:span text:style-name="T29">1</text:span> <text:span text:style-name="T25">in</text:span> dj)</text:p>
            <text:p text:style-name="P168"><text:s text:c="8"/><text:span text:style-name="T25">return</text:span> mdis(N,R)</text:p>
            <text:p text:style-name="P168"><text:s text:c="4"/><text:span text:style-name="T25">else</text:span></text:p>
            <text:p text:style-name="P168"><text:s text:c="8"/><text:span text:style-name="T25">return</text:span> C</text:p>
            <text:p text:style-name="P168"><text:s text:c="4"/><text:span text:style-name="T25">end</text:span></text:p>
            <text:p text:style-name="P169">end</text:p>
          </table:table-cell>
        </table:table-row>
      </table:table>
      <text:p text:style-name="P70"/>
      <text:p text:style-name="P18">Para calcular la memoria ocupada en “SparseMatrix” hay que hacer un truquillo, ya que si pedimos el tamaño nos da el basico de una matriz Sparse:</text:p>
      <text:p text:style-name="P18"/>
      <text:p text:style-name="P142">julia<text:span text:style-name="T29">&gt;</text:span> a <text:span text:style-name="T29">=</text:span> mdis(<text:span text:style-name="T29">500</text:span>);</text:p>
      <text:p text:style-name="Preformatted_20_Text"/>
      <text:p text:style-name="P136">julia<text:span text:style-name="T29">&gt;</text:span> <text:span text:style-name="T24">sizeof</text:span>(a)</text:p>
      <text:p text:style-name="P166">40</text:p>
      <text:p text:style-name="P18">Pero, con los tipos de la matriz:</text:p>
      <text:p text:style-name="P18"/>
      <text:p text:style-name="P142">julia<text:span text:style-name="T29">&gt;</text:span> <text:span text:style-name="T24">typeof</text:span>(a)</text:p>
      <text:p text:style-name="P165">SparseMatrixCSC{<text:span text:style-name="T28">Float64</text:span>,<text:span text:style-name="T28">Int64</text:span>}</text:p>
      <text:p text:style-name="P18">Sabemos que la matriz Sparse que estamos creando contiene dos enteros de 64 bits y un float de 64 bits por cada entrada, asi que la funcion para saber el tamaño ocupado es la siguiente:</text:p>
      <text:p text:style-name="P18"/>
      <table:table table:name="Tabla12" table:style-name="Tabla12">
        <table:table-column table:style-name="Tabla12.A"/>
        <table:table-column table:style-name="Tabla12.B"/>
        <table:table-row>
          <table:table-cell table:style-name="Tabla12.A1" office:value-type="string">
            <text:p text:style-name="P162">1</text:p>
            <text:p text:style-name="P168">2</text:p>
            <text:p text:style-name="P168">3</text:p>
            <text:p text:style-name="P168">4</text:p>
            <text:p text:style-name="P168">5</text:p>
          </table:table-cell>
          <table:table-cell table:style-name="Tabla12.A1" office:value-type="string">
            <text:p text:style-name="P162"><text:span text:style-name="T25">function</text:span><text:span text:style-name="T27"> sizesp</text:span>(a::SparseMatrixCSC{<text:span text:style-name="T28">Float64</text:span>,<text:span text:style-name="T28">Int64</text:span>})</text:p>
            <text:p text:style-name="P168"><text:s text:c="4"/><text:span text:style-name="T24">sizeof</text:span>(a) <text:span text:style-name="T29">+</text:span> <text:s/><text:span text:style-name="T31"># Tamaño base de SparseMatrix</text:span></text:p>
            <text:p text:style-name="P168"><text:s text:c="5"/>(<text:span text:style-name="T24">sizeof</text:span>(<text:span text:style-name="T28">Float64</text:span>) <text:span text:style-name="T29">*</text:span> size(a,<text:span text:style-name="T29">1</text:span>)) <text:span text:style-name="T29">+</text:span> <text:span text:style-name="T31"># Tamaño de los "n" elementos</text:span></text:p>
            <text:p text:style-name="P168"><text:s text:c="4"/>(<text:span text:style-name="T24">sizeof</text:span>(<text:span text:style-name="T28">Int64</text:span>) <text:span text:style-name="T29">*</text:span> size(a,<text:span text:style-name="T29">1</text:span>) <text:span text:style-name="T29">*</text:span> <text:span text:style-name="T29">2</text:span>) <text:s/><text:span text:style-name="T31"># Tamaño de los dos indices </text:span></text:p>
            <text:p text:style-name="P169">end</text:p>
          </table:table-cell>
        </table:table-row>
      </table:table>
      <text:p text:style-name="P18"/>
      <text:p text:style-name="P18">Asi que para nuestra matriz de 500x500 que hemos creado:</text:p>
      <text:p text:style-name="P18"/>
      <text:p text:style-name="P142">julia<text:span text:style-name="T29">&gt;</text:span> sizesp(a)</text:p>
      <text:p text:style-name="P166">12040</text:p>
      <text:p text:style-name="P18">Es decir, 1<text:span text:style-name="T11">1.75</text:span> <text:span text:style-name="T11">KB.</text:span></text:p>
      <text:p text:style-name="P18"/>
      <text:p text:style-name="P19">Para crear la matriz S se podria usar la misma funcion que hemos usado antes (que esta descrita en la practica anterior), pero despues de muchas pruebas y mucho codigo intentado, este es el mejor codiga para transformar una SparseMatrix en su correspondiente S, en Sparse todavia.</text:p>
      <text:p text:style-name="P19"><text:soft-page-break/></text:p>
      <text:p text:style-name="P20">Primero, “normalizamos” la matriz, es decir, que si alguna columna suma cero, vamos a añadir 1/n en todos los valores, lo mas importante de esto es que crea una nueva matriz “sparse”.</text:p>
      <text:p text:style-name="P20"/>
      <table:table table:name="Tabla13" table:style-name="Tabla13">
        <table:table-column table:style-name="Tabla13.A"/>
        <table:table-column table:style-name="Tabla13.B"/>
        <table:table-row>
          <table:table-cell table:style-name="Tabla13.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able:table-cell>
          <table:table-cell table:style-name="Tabla13.A1" office:value-type="string">
            <text:p text:style-name="P162"><text:span text:style-name="T25">function</text:span><text:span text:style-name="T27"> normalize_sp</text:span>(Cs,n<text:span text:style-name="T29">=</text:span>size(Cs,<text:span text:style-name="T29">1</text:span>))</text:p>
            <text:p text:style-name="P168"><text:s text:c="4"/>j,i <text:span text:style-name="T29">=</text:span> findn(Cs)</text:p>
            <text:p text:style-name="P168"><text:s text:c="4"/>dj <text:span text:style-name="T29">=</text:span> [x <text:span text:style-name="T29">==</text:span> <text:span text:style-name="T29">0</text:span> <text:span text:style-name="T29">?</text:span> <text:span text:style-name="T29">1</text:span>:<text:span text:style-name="T29">0</text:span> <text:span text:style-name="T25">for</text:span> x<text:span text:style-name="T29">=</text:span>sum(Cs,<text:span text:style-name="T29">1</text:span>)]</text:p>
            <text:p text:style-name="P168"><text:s text:c="4"/>I <text:span text:style-name="T29">=</text:span> findn(dj)[<text:span text:style-name="T29">1</text:span>]</text:p>
            <text:p text:style-name="P168"><text:s text:c="4"/><text:span text:style-name="T25">for</text:span> idx <text:span text:style-name="T25">in</text:span> I</text:p>
            <text:p text:style-name="P168"><text:s text:c="8"/>append<text:span text:style-name="T29">!</text:span>(i,[idx <text:span text:style-name="T25">for</text:span> _ <text:span text:style-name="T25">in</text:span> range(<text:span text:style-name="T29">1</text:span>,n)])</text:p>
            <text:p text:style-name="P168"><text:s text:c="8"/>append<text:span text:style-name="T29">!</text:span>(j,range(<text:span text:style-name="T29">1</text:span>,n))</text:p>
            <text:p text:style-name="P168"><text:s text:c="4"/><text:span text:style-name="T25">end</text:span></text:p>
            <text:p text:style-name="P168"><text:s text:c="4"/>sparse(j,i,<text:span text:style-name="T29">1.0</text:span>,n,n)</text:p>
            <text:p text:style-name="P169">end</text:p>
          </table:table-cell>
        </table:table-row>
      </table:table>
      <text:p text:style-name="P71"/>
      <text:p text:style-name="P20">Una vez tenemos una matriz sparse “normalizada”, podemos aplicarle el siguiente metodo para crear S, en “sparse”:</text:p>
      <text:p text:style-name="P20"/>
      <table:table table:name="Tabla14" table:style-name="Tabla14">
        <table:table-column table:style-name="Tabla14.A"/>
        <table:table-column table:style-name="Tabla14.B"/>
        <table:table-row>
          <table:table-cell table:style-name="Tabla14.A1" office:value-type="string">
            <text:p text:style-name="P162">1</text:p>
            <text:p text:style-name="P168">2</text:p>
            <text:p text:style-name="P168">3</text:p>
            <text:p text:style-name="P168">4</text:p>
            <text:p text:style-name="P168">5</text:p>
            <text:p text:style-name="P168">6</text:p>
            <text:p text:style-name="P168">7</text:p>
            <text:p text:style-name="P168">8</text:p>
            <text:p text:style-name="P168">9</text:p>
          </table:table-cell>
          <table:table-cell table:style-name="Tabla14.A1" office:value-type="string">
            <text:p text:style-name="P162"><text:span text:style-name="T25">function</text:span><text:span text:style-name="T27"> create_S_normalized</text:span>(A :: SparseMatrixCSC,n)</text:p>
            <text:p text:style-name="P168"><text:s text:c="4"/>sums <text:span text:style-name="T29">=</text:span> sum(A,<text:span text:style-name="T29">1</text:span>)</text:p>
            <text:p text:style-name="P168"><text:s text:c="4"/>i,j <text:span text:style-name="T29">=</text:span> findn(A)</text:p>
            <text:p text:style-name="P168"><text:s text:c="4"/>I,J,V <text:span text:style-name="T29">=</text:span> findnz(A)</text:p>
            <text:p text:style-name="P168"><text:s text:c="4"/><text:span text:style-name="T25">for</text:span> idx <text:span text:style-name="T25">in</text:span> <text:span text:style-name="T29">1</text:span>:length(V)</text:p>
            <text:p text:style-name="P168"><text:s text:c="8"/>V[idx] <text:span text:style-name="T29">/=</text:span> sums[J[idx]]</text:p>
            <text:p text:style-name="P168"><text:s text:c="4"/><text:span text:style-name="T25">end</text:span></text:p>
            <text:p text:style-name="P168"><text:s text:c="4"/>sparse(i,j,V,n,n)</text:p>
            <text:p text:style-name="P169">end</text:p>
          </table:table-cell>
        </table:table-row>
      </table:table>
      <text:p text:style-name="P71"/>
      <text:p text:style-name="P21">Asi que, creemos S:</text:p>
      <text:p text:style-name="P21"/>
      <text:p text:style-name="P143">julia<text:span text:style-name="T29">&gt;</text:span> a <text:span text:style-name="T29">=</text:span> mdis(<text:span text:style-name="T29">500</text:span>);</text:p>
      <text:p text:style-name="Preformatted_20_Text"/>
      <text:p text:style-name="P136">julia<text:span text:style-name="T29">&gt;</text:span> b <text:span text:style-name="T29">=</text:span> normalize_sp(a,<text:span text:style-name="T29">500</text:span>);</text:p>
      <text:p text:style-name="Preformatted_20_Text"/>
      <text:p text:style-name="P165">julia<text:span text:style-name="T29">&gt;</text:span> b <text:span text:style-name="T29">=</text:span> create_S_normalized(b,<text:span text:style-name="T29">500</text:span>);</text:p>
      <text:p text:style-name="P21">Comprobemos que es estocastica y no negativa:</text:p>
      <text:p text:style-name="P21"/>
      <text:p text:style-name="P143">julia<text:span text:style-name="T29">&gt;</text:span> any(map(x<text:span text:style-name="T29">-&gt;</text:span>x<text:span text:style-name="T29">==0</text:span>,sum(b,<text:span text:style-name="T29">1</text:span>)))</text:p>
      <text:p text:style-name="P136">false</text:p>
      <text:p text:style-name="Preformatted_20_Text"/>
      <text:p text:style-name="P136">julia<text:span text:style-name="T29">&gt;</text:span> any(map(x <text:span text:style-name="T29">-&gt;</text:span> x<text:span text:style-name="T29">&lt;0</text:span>, b))</text:p>
      <text:p text:style-name="P165">false</text:p>
      <text:p text:style-name="P21"/>
      <text:p text:style-name="P1"/>
      <text:h text:style-name="P125" text:outline-level="1"><text:bookmark-start text:name="__RefHeading__331_195871320"/>B. Prestaciones numericas del metodo de la potencia.<text:bookmark-end text:name="__RefHeading__331_195871320"/></text:h>
      <text:p text:style-name="P22"/>
      <text:p text:style-name="P25">Voy a usar dos funciones auxiliares para calcular las dos precisiones:</text:p>
      <text:p text:style-name="P25"/>
      <table:table table:name="Tabla15" table:style-name="Tabla15">
        <table:table-column table:style-name="Tabla15.A"/>
        <table:table-column table:style-name="Tabla15.B"/>
        <table:table-row>
          <table:table-cell table:style-name="Tabla15.A1" office:value-type="string">
            <text:p text:style-name="P162">1</text:p>
            <text:p text:style-name="P168">2</text:p>
            <text:p text:style-name="P168">3</text:p>
            <text:p text:style-name="P168">4</text:p>
            <text:p text:style-name="P168">5</text:p>
            <text:p text:style-name="P168">6</text:p>
            <text:p text:style-name="P168">7</text:p>
          </table:table-cell>
          <table:table-cell table:style-name="Tabla15.A1" office:value-type="string">
            <text:p text:style-name="P162"><text:span text:style-name="T25">function</text:span><text:span text:style-name="T27"> prec1</text:span>(A,x)</text:p>
            <text:p text:style-name="P168"><text:s text:c="4"/>norm(abs(A<text:span text:style-name="T29">*</text:span>x<text:span text:style-name="T29">-</text:span>x))</text:p>
            <text:p text:style-name="P169">end</text:p>
            <text:p text:style-name="P168"/>
            <text:p text:style-name="P168"><text:span text:style-name="T25">function</text:span><text:span text:style-name="T27"> prec2</text:span>(lambda)</text:p>
            <text:p text:style-name="P168"><text:s text:c="4"/>abs(lambda<text:span text:style-name="T29">-1.0</text:span>)</text:p>
            <text:p text:style-name="P169">end</text:p>
          </table:table-cell>
        </table:table-row>
      </table:table>
      <text:p text:style-name="P25"/>
      <text:p text:style-name="P26">Debido a que la matriz S se calcula distinto <text:span text:style-name="T13">(para las matrices “Sparse” hay que “normalizar” primero)</text:span><text:span text:style-name="T14"> </text:span><text:span text:style-name="T15">se van a usar dos funciones de test distintas.</text:span></text:p>
      <text:p text:style-name="P26"/>
      <text:p text:style-name="P66">Esta primera funcion es para la matrices completas densas y las dispersas:</text:p>
      <text:p text:style-name="P27"/>
      <text:p text:style-name="P27">La principal diferencia notable con lo propuesto es que se hace uso de la macro @time, en lugar de usar “tic” y “toc” (que tambien lo tiene), ya que la macro @time nos va a dar el tiempo exacto de aplicación de una funcion, asi como la memoria que ha necesitado “allocar”. Tambien, lo aplico a las 3 partes criticas, la creacion de la matriz, la transformacion a S y por ultimo el metodo de la potencia en si.</text:p>
      <text:p text:style-name="P27"/>
      <text:p text:style-name="P28">Tambien, notese que la funcion que crea la funcion se pasa por parametro, ya que Julia tiene funciones de primer orden, se pueden pasar como parametro.</text:p>
      <text:p text:style-name="P66"/>
      <table:table table:name="Tabla16" table:style-name="Tabla16">
        <table:table-column table:style-name="Tabla16.A"/>
        <table:table-column table:style-name="Tabla16.B"/>
        <table:table-row>
          <table:table-cell table:style-name="Tabla16.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able:table-cell>
          <table:table-cell table:style-name="Tabla16.A1" office:value-type="string">
            <text:p text:style-name="P162"><text:span text:style-name="T25">function</text:span><text:span text:style-name="T27"> test</text:span>(N::<text:span text:style-name="T28">Int64</text:span>,</text:p>
            <text:p text:style-name="P168"><text:s text:c="14"/>create::Function<text:span text:style-name="T29">=</text:span>mcden)</text:p>
            <text:p text:style-name="P168"><text:s text:c="4"/>S <text:span text:style-name="T29">=</text:span> @time create(N)</text:p>
            <text:p text:style-name="P168"><text:s text:c="4"/>@time create_S<text:span text:style-name="T29">!</text:span>(S,N)</text:p>
            <text:p text:style-name="P168"><text:s text:c="4"/>tol<text:span text:style-name="T29">=1e-13</text:span></text:p>
            <text:p text:style-name="P168"><text:s text:c="4"/>@time lambda, x, iter <text:span text:style-name="T29">=</text:span> potencia(S,tol)</text:p>
            <text:p text:style-name="P168"><text:s text:c="4"/>p1 <text:span text:style-name="T29">=</text:span> prec1(S,x)</text:p>
            <text:p text:style-name="P168"><text:s text:c="4"/>p2 <text:span text:style-name="T29">=</text:span> prec2(lambda)</text:p>
            <text:p text:style-name="P168"><text:s text:c="4"/><text:span text:style-name="T25">return</text:span> p1, p2, <text:span text:style-name="T24">sizeof</text:span>(S), iter</text:p>
            <text:p text:style-name="P169">end</text:p>
          </table:table-cell>
        </table:table-row>
      </table:table>
      <text:p text:style-name="P27"/>
      <text:p text:style-name="P29">El codigo para las matrices “Sparse” es el siguiente:</text:p>
      <text:p text:style-name="P29"/>
      <table:table table:name="Tabla17" table:style-name="Tabla17">
        <table:table-column table:style-name="Tabla17.A"/>
        <table:table-column table:style-name="Tabla17.B"/>
        <table:table-row>
          <table:table-cell table:style-name="Tabla17.A1" office:value-type="string">
            <text:p text:style-name="P162"><text:s/>1</text:p>
            <text:p text:style-name="P168"><text:s/>2</text:p>
            <text:p text:style-name="P168"><text:s/>3</text:p>
            <text:p text:style-name="P168"><text:s/>4</text:p>
            <text:p text:style-name="P168"><text:s/>5</text:p>
            <text:p text:style-name="P168"><text:s/>6</text:p>
            <text:p text:style-name="P168"><text:s/>7</text:p>
            <text:p text:style-name="P168"><text:s/>8</text:p>
            <text:p text:style-name="P168"><text:s/>9</text:p>
            <text:p text:style-name="P168">10</text:p>
          </table:table-cell>
          <table:table-cell table:style-name="Tabla17.A1" office:value-type="string">
            <text:p text:style-name="P162"><text:span text:style-name="T25">function</text:span><text:span text:style-name="T27"> test_sp</text:span>(N::<text:span text:style-name="T28">Int64</text:span>)</text:p>
            <text:p text:style-name="P168"><text:s text:c="4"/>S <text:span text:style-name="T29">=</text:span> @time mdis(N)</text:p>
            <text:p text:style-name="P168"><text:s text:c="4"/>@time S <text:span text:style-name="T29">=</text:span> normalize_sp(S,N)</text:p>
            <text:p text:style-name="P168"><text:s text:c="4"/>@time S <text:span text:style-name="T29">=</text:span> create_S_normalized(S,N)</text:p>
            <text:p text:style-name="P168"><text:s text:c="4"/>tol<text:span text:style-name="T29">=1e-13</text:span></text:p>
            <text:p text:style-name="P168"><text:s text:c="4"/>@time lambda, x, iter <text:span text:style-name="T29">=</text:span> potencia(S,tol)</text:p>
            <text:p text:style-name="P168"><text:s text:c="4"/>p1 <text:span text:style-name="T29">=</text:span> prec1(S,x)</text:p>
            <text:p text:style-name="P168"><text:s text:c="4"/>p2 <text:span text:style-name="T29">=</text:span> prec2(lambda)</text:p>
            <text:p text:style-name="P168"><text:s text:c="4"/><text:span text:style-name="T25">return</text:span> p1, p2, sizesp(S), iter</text:p>
            <text:p text:style-name="P169">end</text:p>
          </table:table-cell>
        </table:table-row>
      </table:table>
      <text:p text:style-name="P29"/>
      <text:p text:style-name="P29"/>
      <text:p text:style-name="P29"><text:soft-page-break/>Como vemos es muy parecido, la unica diferencia es que normalizamos antes (y le hacemos el “time” tambien), y el tamaño se calcula con la funcion creada antes.</text:p>
      <text:p text:style-name="P29"/>
      <text:p text:style-name="P29"/>
      <text:h text:style-name="P127" text:outline-level="2"><text:bookmark-start text:name="__RefHeading__368_195871320"/>- <text:span text:style-name="T16">Completar las tablas para Matrices Completas y Densas.</text:span><text:bookmark-end text:name="__RefHeading__368_195871320"/></text:h>
      <text:p text:style-name="P22"/>
      <text:p text:style-name="P30">El tiempo se va a considerar solo el que tarda en aplicar la potencia, ya que es el que esta entre el “tic-toc” del codigo proporcionado.</text:p>
      <text:p text:style-name="P31"/>
      <text:p text:style-name="P144">julia<text:span text:style-name="T29">&gt;</text:span> test(<text:span text:style-name="T29">10^1</text:span>)</text:p>
      <text:p text:style-name="P136">elapsed time: <text:span text:style-name="T29">1.3224e-5</text:span> seconds (<text:span text:style-name="T29">2568</text:span> bytes allocated)</text:p>
      <text:p text:style-name="P136">elapsed time: <text:span text:style-name="T29">4.87e-6</text:span> seconds (<text:span text:style-name="T29">3216</text:span> bytes allocated)</text:p>
      <text:p text:style-name="P136">elapsed time: <text:span text:style-name="T29">1.8817e-5</text:span> seconds (<text:span text:style-name="T29">13440</text:span> bytes allocated)</text:p>
      <text:p text:style-name="P136">(<text:span text:style-name="T29">1.1746701648122892e-13</text:span>,<text:span text:style-name="T29">8.215650382226158e-15</text:span>,<text:span text:style-name="T29">800</text:span>,<text:span text:style-name="T29">18</text:span>)</text:p>
      <text:p text:style-name="Preformatted_20_Text"/>
      <text:p text:style-name="P136">julia<text:span text:style-name="T29">&gt;</text:span> test(<text:span text:style-name="T29">10^2</text:span>)</text:p>
      <text:p text:style-name="P136">elapsed time: <text:span text:style-name="T29">0.000168153</text:span> seconds (<text:span text:style-name="T29">161640</text:span> bytes allocated)</text:p>
      <text:p text:style-name="P136">elapsed time: <text:span text:style-name="T29">8.7223e-5</text:span> seconds (<text:span text:style-name="T29">182784</text:span> bytes allocated)</text:p>
      <text:p text:style-name="P136">elapsed time: <text:span text:style-name="T29">0.000213637</text:span> seconds (<text:span text:style-name="T29">54592</text:span> bytes allocated)</text:p>
      <text:p text:style-name="P136">(<text:span text:style-name="T29">2.654886459713708e-14</text:span>,<text:span text:style-name="T29">2.220446049250313e-16</text:span>,<text:span text:style-name="T29">80000</text:span>,<text:span text:style-name="T29">11</text:span>)</text:p>
      <text:p text:style-name="Preformatted_20_Text"/>
      <text:p text:style-name="P136">julia<text:span text:style-name="T29">&gt;</text:span> test(<text:span text:style-name="T29">10^3</text:span>)</text:p>
      <text:p text:style-name="P136">elapsed time: <text:span text:style-name="T29">0.014521225</text:span> seconds (<text:span text:style-name="T29">16009128</text:span> bytes allocated)</text:p>
      <text:p text:style-name="P136">elapsed time: <text:span text:style-name="T29">0.005369095</text:span> seconds (<text:span text:style-name="T29">16176464</text:span> bytes allocated)</text:p>
      <text:p text:style-name="P136">elapsed time: <text:span text:style-name="T29">0.006263743</text:span> seconds (<text:span text:style-name="T29">323392</text:span> bytes allocated)</text:p>
      <text:p text:style-name="P136">(<text:span text:style-name="T29">6.915008764401647e-13</text:span>,<text:span text:style-name="T29">1.1102230246251565e-16</text:span>,<text:span text:style-name="T29">8000000</text:span>,<text:span text:style-name="T29">7</text:span>)</text:p>
      <text:p text:style-name="Preformatted_20_Text"/>
      <text:p text:style-name="P136">julia<text:span text:style-name="T29">&gt;</text:span> test(<text:span text:style-name="T29">10^4</text:span>)</text:p>
      <text:p text:style-name="P136">elapsed time: <text:span text:style-name="T29">1.235342936</text:span> seconds (<text:span text:style-name="T29">1600081112</text:span> bytes allocated, <text:span text:style-name="T29">2.46%</text:span> gc time)</text:p>
      <text:p text:style-name="P136">elapsed time: <text:span text:style-name="T29">0.947138254</text:span> seconds (<text:span text:style-name="T29">1601440448</text:span> bytes allocated, <text:span text:style-name="T29">48.01%</text:span> gc time)</text:p>
      <text:p text:style-name="P136">elapsed time: <text:span text:style-name="T29">0.464823106</text:span> seconds (<text:span text:style-name="T29">2802416</text:span> bytes allocated)</text:p>
      <text:p text:style-name="P136">(<text:span text:style-name="T29">3.759542748591992e-14</text:span>,<text:span text:style-name="T29">2.4424906541753444e-15</text:span>,<text:span text:style-name="T29">800000000</text:span>,<text:span text:style-name="T29">6</text:span>)</text:p>
      <text:p text:style-name="Preformatted_20_Text"/>
      <text:p text:style-name="P136">julia<text:span text:style-name="T29">&gt;</text:span> test(<text:span text:style-name="T29">10^5</text:span>)</text:p>
      <text:p text:style-name="P136">ERROR: MemoryError()</text:p>
      <text:p text:style-name="P135"><text:s/><text:span text:style-name="T26">in</text:span><text:span text:style-name="T34"> mcden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100</text:span></text:p>
      <text:p text:style-name="P135"><text:s/><text:span text:style-name="T26">in</text:span><text:span text:style-name="T34"> test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56</text:span></text:p>
      <text:p text:style-name="P164"><text:s/><text:span text:style-name="T26">in</text:span><text:span text:style-name="T34"> test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151</text:span></text:p>
      <text:p text:style-name="P86"/>
      <table:table table:name="Tabla1" table:style-name="Tabla1">
        <table:table-column table:style-name="Tabla1.A" table:number-columns-repeated="5"/>
        <table:table-column table:style-name="Tabla1.F"/>
        <table:table-row>
          <table:table-cell table:style-name="Tabla1.A1" office:value-type="string">
            <text:p text:style-name="Table_20_Contents"/>
          </table:table-cell>
          <table:table-cell table:style-name="Tabla1.A1" office:value-type="string">
            <text:p text:style-name="P47">Tiempo </text:p>
          </table:table-cell>
          <table:table-cell table:style-name="Tabla1.A1" office:value-type="string">
            <text:p text:style-name="P47">Memoria</text:p>
          </table:table-cell>
          <table:table-cell table:style-name="Tabla1.A1" office:value-type="string">
            <text:p text:style-name="P47">Iteraciones</text:p>
          </table:table-cell>
          <table:table-cell table:style-name="Tabla1.A1" office:value-type="string">
            <text:p text:style-name="P47">Precision1</text:p>
          </table:table-cell>
          <table:table-cell table:style-name="Tabla1.F1" office:value-type="string">
            <text:p text:style-name="P47">Precision2</text:p>
          </table:table-cell>
        </table:table-row>
        <table:table-row>
          <table:table-cell table:style-name="Tabla1.A2" office:value-type="string">
            <text:p text:style-name="P49">N=10^1</text:p>
          </table:table-cell>
          <table:table-cell table:style-name="Tabla1.A2" office:value-type="string">
            <text:p text:style-name="P51">1.8817e-5 s</text:p>
          </table:table-cell>
          <table:table-cell table:style-name="Tabla1.A2" office:value-type="string">
            <text:p text:style-name="P51">800 <text:s text:c="2"/>B</text:p>
          </table:table-cell>
          <table:table-cell table:style-name="Tabla1.A2" office:value-type="string">
            <text:p text:style-name="P51">18</text:p>
          </table:table-cell>
          <table:table-cell table:style-name="Tabla1.A2" office:value-type="string">
            <text:p text:style-name="P51">1.174670e-13</text:p>
          </table:table-cell>
          <table:table-cell table:style-name="Tabla1.F2" office:value-type="string">
            <text:p text:style-name="P51">8.215650e-15</text:p>
          </table:table-cell>
        </table:table-row>
        <table:table-row>
          <table:table-cell table:style-name="Tabla1.A2" office:value-type="string">
            <text:p text:style-name="P49">N=10^2</text:p>
          </table:table-cell>
          <table:table-cell table:style-name="Tabla1.A2" office:value-type="string">
            <text:p text:style-name="P52">0.000213637 s</text:p>
          </table:table-cell>
          <table:table-cell table:style-name="Tabla1.A2" office:value-type="string">
            <text:p text:style-name="P52">78,125 <text:s/><text:span text:style-name="T17">K</text:span>B</text:p>
          </table:table-cell>
          <table:table-cell table:style-name="Tabla1.A2" office:value-type="string">
            <text:p text:style-name="P52">11</text:p>
          </table:table-cell>
          <table:table-cell table:style-name="Tabla1.A2" office:value-type="string">
            <text:p text:style-name="P52">2.654886e-14</text:p>
          </table:table-cell>
          <table:table-cell table:style-name="Tabla1.F2" office:value-type="string">
            <text:p text:style-name="P52">2.220446e-16</text:p>
          </table:table-cell>
        </table:table-row>
        <table:table-row>
          <table:table-cell table:style-name="Tabla1.A2" office:value-type="string">
            <text:p text:style-name="P49">N=10^3</text:p>
          </table:table-cell>
          <table:table-cell table:style-name="Tabla1.A2" office:value-type="string">
            <text:p text:style-name="P53">0.006263743 s</text:p>
          </table:table-cell>
          <table:table-cell table:style-name="Tabla1.A2" office:value-type="string">
            <text:p text:style-name="P53">7.62939 MB</text:p>
          </table:table-cell>
          <table:table-cell table:style-name="Tabla1.A2" office:value-type="string">
            <text:p text:style-name="P54">7</text:p>
          </table:table-cell>
          <table:table-cell table:style-name="Tabla1.A2" office:value-type="string">
            <text:p text:style-name="P54">6.91500e-13</text:p>
          </table:table-cell>
          <table:table-cell table:style-name="Tabla1.F2" office:value-type="string">
            <text:p text:style-name="P54">1.1102230e-16</text:p>
          </table:table-cell>
        </table:table-row>
        <table:table-row>
          <table:table-cell table:style-name="Tabla1.A2" office:value-type="string">
            <text:p text:style-name="P49">N=10^4</text:p>
          </table:table-cell>
          <table:table-cell table:style-name="Tabla1.A2" office:value-type="string">
            <text:p text:style-name="P55">0.464823106 s </text:p>
          </table:table-cell>
          <table:table-cell table:style-name="Tabla1.A2" office:value-type="string">
            <text:p text:style-name="P55">762,93 MB</text:p>
          </table:table-cell>
          <table:table-cell table:style-name="Tabla1.A2" office:value-type="string">
            <text:p text:style-name="P55">6</text:p>
          </table:table-cell>
          <table:table-cell table:style-name="Tabla1.A2" office:value-type="string">
            <text:p text:style-name="P55">3.759542e-14</text:p>
          </table:table-cell>
          <table:table-cell table:style-name="Tabla1.F2" office:value-type="string">
            <text:p text:style-name="P55">2.4424906e-15</text:p>
          </table:table-cell>
        </table:table-row>
      </table:table>
      <text:p text:style-name="P2"/>
      <text:p text:style-name="P2"/>
      <text:p text:style-name="P2"/>
      <text:p text:style-name="P2"/>
      <text:p text:style-name="P32"><text:soft-page-break/>Gracias a la siguiente funcion vamos a calcular mas o menos cuanto vale la constante:</text:p>
      <text:p text:style-name="P89"/>
      <table:table table:name="Tabla18" table:style-name="Tabla18">
        <table:table-column table:style-name="Tabla18.A"/>
        <table:table-column table:style-name="Tabla18.B"/>
        <table:table-row>
          <table:table-cell table:style-name="Tabla18.A1" office:value-type="string">
            <text:p text:style-name="P162">1</text:p>
            <text:p text:style-name="P168">2</text:p>
            <text:p text:style-name="P168">3</text:p>
          </table:table-cell>
          <table:table-cell table:style-name="Tabla18.A1" office:value-type="string">
            <text:p text:style-name="P162"><text:span text:style-name="T25">function</text:span><text:span text:style-name="T27"> calc_alpha</text:span>(t, N)</text:p>
            <text:p text:style-name="P168"><text:s text:c="4"/>t <text:span text:style-name="T29">/</text:span> (N <text:span text:style-name="T29">^</text:span> <text:span text:style-name="T29">2</text:span>)</text:p>
            <text:p text:style-name="P169">end</text:p>
          </table:table-cell>
        </table:table-row>
      </table:table>
      <text:p text:style-name="P32"/>
      <text:p text:style-name="P145">julia<text:span text:style-name="T29">&gt;</text:span> calc_alpha( <text:span text:style-name="T29">1.8333e-5</text:span>, <text:span text:style-name="T29">10^1</text:span>)</text:p>
      <text:p text:style-name="P156">1.8333e-7</text:p>
      <text:p text:style-name="Preformatted_20_Text"/>
      <text:p text:style-name="P136">julia<text:span text:style-name="T29">&gt;</text:span> calc_alpha( <text:span text:style-name="T29">0.000213637</text:span>, <text:span text:style-name="T29">10^2</text:span>)</text:p>
      <text:p text:style-name="P156">2.13637e-8</text:p>
      <text:p text:style-name="Preformatted_20_Text"/>
      <text:p text:style-name="P136">julia<text:span text:style-name="T29">&gt;</text:span> calc_alpha( <text:span text:style-name="T29">0.006263743</text:span>, <text:span text:style-name="T29">10^3</text:span>)</text:p>
      <text:p text:style-name="P156">6.263743e-9</text:p>
      <text:p text:style-name="Preformatted_20_Text"/>
      <text:p text:style-name="P136">julia<text:span text:style-name="T29">&gt;</text:span> calc_alpha( <text:span text:style-name="T29">0.464823106</text:span>, <text:span text:style-name="T29">10^4</text:span>)</text:p>
      <text:p text:style-name="P166">4.6482310599999995e-9</text:p>
      <text:p text:style-name="P91"/>
      <table:table table:name="Tabla2" table:style-name="Tabla2">
        <table:table-column table:style-name="Tabla2.A" table:number-columns-repeated="3"/>
        <table:table-row>
          <table:table-cell table:style-name="Tabla2.A1" office:value-type="string">
            <text:p text:style-name="Table_20_Contents"/>
          </table:table-cell>
          <table:table-cell table:style-name="Tabla2.A1" office:value-type="string">
            <text:p text:style-name="P49">Tiempo Estimado</text:p>
          </table:table-cell>
          <table:table-cell table:style-name="Tabla2.C1" office:value-type="string">
            <text:p text:style-name="P49">Memoria Estimada</text:p>
          </table:table-cell>
        </table:table-row>
        <table:table-row>
          <table:table-cell table:style-name="Tabla2.A2" office:value-type="string">
            <text:p text:style-name="P49">N=10^5</text:p>
          </table:table-cell>
          <table:table-cell table:style-name="Tabla2.A2" office:value-type="string">
            <text:p text:style-name="P56">1 minuto.</text:p>
          </table:table-cell>
          <table:table-cell table:style-name="Tabla2.C2" office:value-type="string">
            <text:p text:style-name="P56">74.50 GB</text:p>
          </table:table-cell>
        </table:table-row>
        <table:table-row>
          <table:table-cell table:style-name="Tabla2.A2" office:value-type="string">
            <text:p text:style-name="P49">N=10^6</text:p>
          </table:table-cell>
          <table:table-cell table:style-name="Tabla2.A2" office:value-type="string">
            <text:p text:style-name="P57">1.7 <text:span text:style-name="T19">horas</text:span>.</text:p>
          </table:table-cell>
          <table:table-cell table:style-name="Tabla2.C2" office:value-type="string">
            <text:p text:style-name="P57">7.27 TB</text:p>
          </table:table-cell>
        </table:table-row>
        <table:table-row>
          <table:table-cell table:style-name="Tabla2.A2" office:value-type="string">
            <text:p text:style-name="P49">N=10^10</text:p>
          </table:table-cell>
          <table:table-cell table:style-name="Tabla2.A2" office:value-type="string">
            <text:p text:style-name="P124"><text:span text:style-name="T19">2.794</text:span> siglos.</text:p>
          </table:table-cell>
          <table:table-cell table:style-name="Tabla2.C2" office:value-type="string">
            <text:p text:style-name="P57">693.889 EB (ExaBytes)</text:p>
          </table:table-cell>
        </table:table-row>
      </table:table>
      <text:p text:style-name="P33"/>
      <text:p text:style-name="P33"/>
      <text:h text:style-name="P128" text:outline-level="2"><text:bookmark-start text:name="__RefHeading__370_195871320"/>- <text:span text:style-name="T16">Completar las tablas para Matrices Completas y Dispersas.</text:span><text:bookmark-end text:name="__RefHeading__370_195871320"/></text:h>
      <text:p text:style-name="P23"/>
      <text:p text:style-name="P35">Se usa la misma funcion test, solo que se le pasa como argumento la funcion que crea matrices dispersas.</text:p>
      <text:p text:style-name="P35"/>
      <text:p text:style-name="P146">julia<text:span text:style-name="T29">&gt;</text:span> test(<text:span text:style-name="T29">10^1</text:span>, mcdis)</text:p>
      <text:p text:style-name="P136">elapsed time: <text:span text:style-name="T29">0.000135142</text:span> seconds (<text:span text:style-name="T29">100736</text:span> bytes allocated)</text:p>
      <text:p text:style-name="P136">elapsed time: <text:span text:style-name="T29">4.167e-6</text:span> seconds (<text:span text:style-name="T29">2936</text:span> bytes allocated)</text:p>
      <text:p text:style-name="P136">elapsed time: <text:span text:style-name="T29">2.2316e-5</text:span> seconds (<text:span text:style-name="T29">19072</text:span> bytes allocated)</text:p>
      <text:p text:style-name="P136">(<text:span text:style-name="T29">7.759764525326414e-14</text:span>,<text:span text:style-name="T29">3.885780586188048e-15</text:span>,<text:span text:style-name="T29">800</text:span>,<text:span text:style-name="T29">26</text:span>)</text:p>
      <text:p text:style-name="Preformatted_20_Text"/>
      <text:p text:style-name="P136">julia<text:span text:style-name="T29">&gt;</text:span> test(<text:span text:style-name="T29">10^2</text:span>, mcdis)</text:p>
      <text:p text:style-name="P136">elapsed time: <text:span text:style-name="T29">0.000168176</text:span> seconds (<text:span text:style-name="T29">231408</text:span> bytes allocated)</text:p>
      <text:p text:style-name="P136">elapsed time: <text:span text:style-name="T29">0.000106452</text:span> seconds (<text:span text:style-name="T29">177336</text:span> bytes allocated)</text:p>
      <text:p text:style-name="P136">elapsed time: <text:span text:style-name="T29">0.0006039</text:span> seconds (<text:span text:style-name="T29">204544</text:span> bytes allocated)</text:p>
      <text:p text:style-name="P136">(<text:span text:style-name="T29">2.692753305861874e-13</text:span>,<text:span text:style-name="T29">8.881784197001252e-15</text:span>,<text:span text:style-name="T29">80000</text:span>,<text:span text:style-name="T29">44</text:span>)</text:p>
      <text:p text:style-name="Preformatted_20_Text"/>
      <text:p text:style-name="P136">julia<text:span text:style-name="T29">&gt;</text:span> test(<text:span text:style-name="T29">10^3</text:span>, mcdis)</text:p>
      <text:p text:style-name="P136">elapsed time: <text:span text:style-name="T29">0.002541218</text:span> seconds (<text:span text:style-name="T29">8338272</text:span> bytes allocated)</text:p>
      <text:p text:style-name="P136">elapsed time: <text:span text:style-name="T29">0.026035049</text:span> seconds (<text:span text:style-name="T29">16047120</text:span> bytes allocated, <text:span text:style-name="T29">76.14%</text:span> gc time)</text:p>
      <text:p text:style-name="P136">elapsed time: <text:span text:style-name="T29">0.035948963</text:span> seconds (<text:span text:style-name="T29">1737952</text:span> bytes allocated)</text:p>
      <text:p text:style-name="P136">(<text:span text:style-name="T29">3.853389157729466e-13</text:span>,<text:span text:style-name="T29">1.354472090042691e-14</text:span>,<text:span text:style-name="T29">8000000</text:span>,<text:span text:style-name="T29">42</text:span>)</text:p>
      <text:p text:style-name="Preformatted_20_Text"/>
      <text:p text:style-name="P136">julia<text:span text:style-name="T29">&gt;</text:span> test(<text:span text:style-name="T29">10^4</text:span>, mcdis)</text:p>
      <text:p text:style-name="P136">elapsed time: <text:span text:style-name="T29">0.165374512</text:span> seconds (<text:span text:style-name="T29">803362304</text:span> bytes allocated, <text:span text:style-name="T29">9.32%</text:span> gc time)</text:p>
      <text:p text:style-name="P136">elapsed time: <text:span text:style-name="T29">0.944097135</text:span> seconds (<text:span text:style-name="T29">1590711336</text:span> bytes allocated, <text:span text:style-name="T29">54.36%</text:span> gc time)</text:p>
      <text:p text:style-name="P136">elapsed time: <text:span text:style-name="T29">3.242376086</text:span> seconds (<text:span text:style-name="T29">17214512</text:span> bytes allocated)</text:p>
      <text:p text:style-name="P136">(<text:span text:style-name="T29">4.159343751248869e-13</text:span>,<text:span text:style-name="T29">6.661338147750939e-16</text:span>,<text:span text:style-name="T29">800000000</text:span>,<text:span text:style-name="T29">42</text:span>)</text:p>
      <text:p text:style-name="Preformatted_20_Text"/>
      <text:p text:style-name="P136">julia<text:span text:style-name="T29">&gt;</text:span> test(<text:span text:style-name="T29">10^5</text:span>, mcdis)</text:p>
      <text:p text:style-name="P136">ERROR: MemoryError()</text:p>
      <text:p text:style-name="P135"><text:s/><text:span text:style-name="T26">in</text:span><text:span text:style-name="T34"> full at sparse</text:span><text:span text:style-name="T30">/</text:span><text:span text:style-name="T34">sparsematrix</text:span><text:span text:style-name="T30">.</text:span><text:span text:style-name="T34">jl:</text:span><text:span text:style-name="T30">173</text:span></text:p>
      <text:p text:style-name="P135"><text:s/><text:span text:style-name="T26">in</text:span><text:span text:style-name="T34"> mcdis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108</text:span></text:p>
      <text:p text:style-name="P164"><text:s/><text:span text:style-name="T26">in</text:span><text:span text:style-name="T34"> mcdis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105</text:span></text:p>
      <text:p text:style-name="P87"/>
      <table:table table:name="Tabla3" table:style-name="Tabla3">
        <table:table-column table:style-name="Tabla3.A" table:number-columns-repeated="5"/>
        <table:table-column table:style-name="Tabla3.F"/>
        <table:table-row>
          <table:table-cell table:style-name="Tabla3.A1" office:value-type="string">
            <text:p text:style-name="P58"/>
          </table:table-cell>
          <table:table-cell table:style-name="Tabla3.A1" office:value-type="string">
            <text:p text:style-name="P48">Tiempo </text:p>
          </table:table-cell>
          <table:table-cell table:style-name="Tabla3.A1" office:value-type="string">
            <text:p text:style-name="P48">Memoria</text:p>
          </table:table-cell>
          <table:table-cell table:style-name="Tabla3.A1" office:value-type="string">
            <text:p text:style-name="P48">Iteraciones</text:p>
          </table:table-cell>
          <table:table-cell table:style-name="Tabla3.A1" office:value-type="string">
            <text:p text:style-name="P48">Precision1</text:p>
          </table:table-cell>
          <table:table-cell table:style-name="Tabla3.F1" office:value-type="string">
            <text:p text:style-name="P48">Precision2</text:p>
          </table:table-cell>
        </table:table-row>
        <table:table-row>
          <table:table-cell table:style-name="Tabla3.A2" office:value-type="string">
            <text:p text:style-name="P50">N=10^1</text:p>
          </table:table-cell>
          <table:table-cell table:style-name="Tabla3.A2" office:value-type="string">
            <text:p text:style-name="P59">2.8163e-5 s </text:p>
          </table:table-cell>
          <table:table-cell table:style-name="Tabla3.A2" office:value-type="string">
            <text:p text:style-name="P51">800 <text:s text:c="2"/>B</text:p>
          </table:table-cell>
          <table:table-cell table:style-name="Tabla3.A2" office:value-type="string">
            <text:p text:style-name="P59">26</text:p>
          </table:table-cell>
          <table:table-cell table:style-name="Tabla3.A2" office:value-type="string">
            <text:p text:style-name="P59">7.759764e-14</text:p>
          </table:table-cell>
          <table:table-cell table:style-name="Tabla3.F2" office:value-type="string">
            <text:p text:style-name="P59">3.885780e-15</text:p>
          </table:table-cell>
        </table:table-row>
        <table:table-row>
          <table:table-cell table:style-name="Tabla3.A2" office:value-type="string">
            <text:p text:style-name="P50">N=10^2</text:p>
          </table:table-cell>
          <table:table-cell table:style-name="Tabla3.A2" office:value-type="string">
            <text:p text:style-name="P59">0.0006039 <text:span text:style-name="T18">s</text:span></text:p>
          </table:table-cell>
          <table:table-cell table:style-name="Tabla3.A2" office:value-type="string">
            <text:p text:style-name="P52">78,125 <text:s/><text:span text:style-name="T17">K</text:span>B</text:p>
          </table:table-cell>
          <table:table-cell table:style-name="Tabla3.A2" office:value-type="string">
            <text:p text:style-name="P59">44</text:p>
          </table:table-cell>
          <table:table-cell table:style-name="Tabla3.A2" office:value-type="string">
            <text:p text:style-name="P59">2.692753e-13</text:p>
          </table:table-cell>
          <table:table-cell table:style-name="Tabla3.F2" office:value-type="string">
            <text:p text:style-name="P59">8.881784e-15</text:p>
          </table:table-cell>
        </table:table-row>
        <table:table-row>
          <table:table-cell table:style-name="Tabla3.A2" office:value-type="string">
            <text:p text:style-name="P50">N=10^3</text:p>
          </table:table-cell>
          <table:table-cell table:style-name="Tabla3.A2" office:value-type="string">
            <text:p text:style-name="P59">0.035948963 <text:span text:style-name="T18">s</text:span></text:p>
          </table:table-cell>
          <table:table-cell table:style-name="Tabla3.A2" office:value-type="string">
            <text:p text:style-name="P53">7.62939 MB</text:p>
          </table:table-cell>
          <table:table-cell table:style-name="Tabla3.A2" office:value-type="string">
            <text:p text:style-name="P59">42</text:p>
          </table:table-cell>
          <table:table-cell table:style-name="Tabla3.A2" office:value-type="string">
            <text:p text:style-name="P59">3.853389e-13</text:p>
          </table:table-cell>
          <table:table-cell table:style-name="Tabla3.F2" office:value-type="string">
            <text:p text:style-name="P59">1.354472e-14</text:p>
          </table:table-cell>
        </table:table-row>
        <table:table-row>
          <table:table-cell table:style-name="Tabla3.A2" office:value-type="string">
            <text:p text:style-name="P50">N=10^4</text:p>
          </table:table-cell>
          <table:table-cell table:style-name="Tabla3.A2" office:value-type="string">
            <text:p text:style-name="P59">3.242376086 <text:span text:style-name="T18">s</text:span></text:p>
          </table:table-cell>
          <table:table-cell table:style-name="Tabla3.A2" office:value-type="string">
            <text:p text:style-name="P55">762,93 MB</text:p>
          </table:table-cell>
          <table:table-cell table:style-name="Tabla3.A2" office:value-type="string">
            <text:p text:style-name="P59">42</text:p>
          </table:table-cell>
          <table:table-cell table:style-name="Tabla3.A2" office:value-type="string">
            <text:p text:style-name="P59">4.159343e-13</text:p>
          </table:table-cell>
          <table:table-cell table:style-name="Tabla3.F2" office:value-type="string">
            <text:p text:style-name="P59">6.661338e-16</text:p>
          </table:table-cell>
        </table:table-row>
      </table:table>
      <text:p text:style-name="P34"/>
      <text:p text:style-name="P34"/>
      <text:p text:style-name="P34"/>
      <text:p text:style-name="P34"/>
      <text:p text:style-name="P34"/>
      <text:p text:style-name="P147"><text:soft-page-break/></text:p>
      <text:p text:style-name="P147">julia<text:span text:style-name="T29">&gt;</text:span> calc_alpha( <text:span text:style-name="T29">2.8163e-5</text:span>, <text:span text:style-name="T29">10^1</text:span>)</text:p>
      <text:p text:style-name="P156">2.8163e-7</text:p>
      <text:p text:style-name="Preformatted_20_Text"/>
      <text:p text:style-name="P136">julia<text:span text:style-name="T29">&gt;</text:span> calc_alpha(<text:span text:style-name="T29">0.0006039</text:span>, <text:span text:style-name="T29">10^2</text:span>)</text:p>
      <text:p text:style-name="P156">6.039e-8</text:p>
      <text:p text:style-name="Preformatted_20_Text"/>
      <text:p text:style-name="P136">julia<text:span text:style-name="T29">&gt;</text:span> calc_alpha(<text:span text:style-name="T29">0.035948963</text:span>, <text:span text:style-name="T29">10^3</text:span>)</text:p>
      <text:p text:style-name="P156">3.5948963e-8</text:p>
      <text:p text:style-name="Preformatted_20_Text"/>
      <text:p text:style-name="P136">julia<text:span text:style-name="T29">&gt;</text:span> calc_alpha(<text:span text:style-name="T29">3.242376086</text:span> , <text:span text:style-name="T29">10^4</text:span>)</text:p>
      <text:p text:style-name="P163"><text:span text:style-name="T32">3.242376086e-8</text:span></text:p>
      <text:p text:style-name="P34"/>
      <table:table table:name="Tabla4" table:style-name="Tabla4">
        <table:table-column table:style-name="Tabla4.A" table:number-columns-repeated="3"/>
        <table:table-row>
          <table:table-cell table:style-name="Tabla4.A1" office:value-type="string">
            <text:p text:style-name="P58"/>
          </table:table-cell>
          <table:table-cell table:style-name="Tabla4.A1" office:value-type="string">
            <text:p text:style-name="P50">Tiempo Estimado</text:p>
          </table:table-cell>
          <table:table-cell table:style-name="Tabla4.C1" office:value-type="string">
            <text:p text:style-name="P50">Memoria Estimada</text:p>
          </table:table-cell>
        </table:table-row>
        <table:table-row>
          <table:table-cell table:style-name="Tabla4.A2" office:value-type="string">
            <text:p text:style-name="P50">N=10^5</text:p>
          </table:table-cell>
          <table:table-cell table:style-name="Tabla4.A2" office:value-type="string">
            <text:p text:style-name="P60">5,4 minutos.</text:p>
          </table:table-cell>
          <table:table-cell table:style-name="Tabla4.C2" office:value-type="string">
            <text:p text:style-name="P56">74.50 GB</text:p>
          </table:table-cell>
        </table:table-row>
        <table:table-row>
          <table:table-cell table:style-name="Tabla4.A2" office:value-type="string">
            <text:p text:style-name="P50">N=10^6</text:p>
          </table:table-cell>
          <table:table-cell table:style-name="Tabla4.A2" office:value-type="string">
            <text:p text:style-name="P60">9.4 horas.</text:p>
          </table:table-cell>
          <table:table-cell table:style-name="Tabla4.C2" office:value-type="string">
            <text:p text:style-name="P57">7.27 TB</text:p>
          </table:table-cell>
        </table:table-row>
        <table:table-row>
          <table:table-cell table:style-name="Tabla4.A2" office:value-type="string">
            <text:p text:style-name="P50">N=10^10</text:p>
          </table:table-cell>
          <table:table-cell table:style-name="Tabla4.A2" office:value-type="string">
            <text:p text:style-name="P60">79.84 siglos.</text:p>
          </table:table-cell>
          <table:table-cell table:style-name="Tabla4.C2" office:value-type="string">
            <text:p text:style-name="P57">693.889 EB (ExaBytes)</text:p>
          </table:table-cell>
        </table:table-row>
      </table:table>
      <text:p text:style-name="P34"/>
      <text:p text:style-name="P34"/>
      <text:p text:style-name="P34"/>
      <text:p text:style-name="P34"/>
      <text:p text:style-name="P34"/>
      <text:p text:style-name="P34"/>
      <text:h text:style-name="P129" text:outline-level="2"><text:bookmark-start text:name="__RefHeading__372_195871320"/>- <text:span text:style-name="T16">Completar las tablas para Matrices Dispersas.</text:span><text:bookmark-end text:name="__RefHeading__372_195871320"/></text:h>
      <text:p text:style-name="P24"/>
      <text:p text:style-name="P148">julia<text:span text:style-name="T29">&gt;</text:span> test_sp(<text:span text:style-name="T29">10^1</text:span>)</text:p>
      <text:p text:style-name="P136">elapsed time: <text:span text:style-name="T29">6.892e-5</text:span> seconds (<text:span text:style-name="T29">25936</text:span> bytes allocated)</text:p>
      <text:p text:style-name="P136">elapsed time: <text:span text:style-name="T29">1.2411e-5</text:span> seconds (<text:span text:style-name="T29">7192</text:span> bytes allocated)</text:p>
      <text:p text:style-name="P136">elapsed time: <text:span text:style-name="T29">2.0692e-5</text:span> seconds (<text:span text:style-name="T29">9144</text:span> bytes allocated)</text:p>
      <text:p text:style-name="P136">elapsed time: <text:span text:style-name="T29">3.7418e-5</text:span> seconds (<text:span text:style-name="T29">17552</text:span> bytes allocated)</text:p>
      <text:p text:style-name="P136">(<text:span text:style-name="T29">8.893696902501042e-14</text:span>,<text:span text:style-name="T29">3.774758283725532e-15</text:span>,<text:span text:style-name="T29">280</text:span>,<text:span text:style-name="T29">25</text:span>)</text:p>
      <text:p text:style-name="Preformatted_20_Text"/>
      <text:p text:style-name="P136">julia<text:span text:style-name="T29">&gt;</text:span> test_sp(<text:span text:style-name="T29">10^2</text:span>)</text:p>
      <text:p text:style-name="P136">elapsed time: <text:span text:style-name="T29">9.7915e-5</text:span> seconds (<text:span text:style-name="T29">55808</text:span> bytes allocated)</text:p>
      <text:p text:style-name="P136">elapsed time: <text:span text:style-name="T29">7.006e-5</text:span> seconds (<text:span text:style-name="T29">74728</text:span> bytes allocated)</text:p>
      <text:p text:style-name="P136">elapsed time: <text:span text:style-name="T29">0.000161018</text:span> seconds (<text:span text:style-name="T29">99192</text:span> bytes allocated)</text:p>
      <text:p text:style-name="P136">elapsed time: <text:span text:style-name="T29">0.000234202</text:span> seconds (<text:span text:style-name="T29">252752</text:span> bytes allocated)</text:p>
      <text:p text:style-name="P136">(<text:span text:style-name="T29">1.20002830208126e-13</text:span>,<text:span text:style-name="T29">1.3766765505351941e-14</text:span>,<text:span text:style-name="T29">2440</text:span>,<text:span text:style-name="T29">55</text:span>)</text:p>
      <text:p text:style-name="Preformatted_20_Text"/>
      <text:p text:style-name="P136">julia<text:span text:style-name="T29">&gt;</text:span> test_sp(<text:span text:style-name="T29">10^3</text:span>)</text:p>
      <text:p text:style-name="P136">elapsed time: <text:span text:style-name="T29">0.000969191</text:span> seconds (<text:span text:style-name="T29">561168</text:span> bytes allocated)</text:p>
      <text:p text:style-name="P136">elapsed time: <text:span text:style-name="T29">0.000836056</text:span> seconds (<text:span text:style-name="T29">1325656</text:span> bytes allocated)</text:p>
      <text:p text:style-name="P136">elapsed time: <text:span text:style-name="T29">0.002770855</text:span> seconds (<text:span text:style-name="T29">2013144</text:span> bytes allocated)</text:p>
      <text:p text:style-name="P136">elapsed time: <text:span text:style-name="T29">0.001995793</text:span> seconds (<text:span text:style-name="T29">1735920</text:span> bytes allocated)</text:p>
      <text:p text:style-name="P136">(<text:span text:style-name="T29">2.641212931895892e-13</text:span>,<text:span text:style-name="T29">9.103828801926284e-15</text:span>,<text:span text:style-name="T29">24040</text:span>,<text:span text:style-name="T29">42</text:span>)</text:p>
      <text:p text:style-name="Preformatted_20_Text"/>
      <text:p text:style-name="P136">julia<text:span text:style-name="T29">&gt;</text:span> test_sp(<text:span text:style-name="T29">10^4</text:span>)</text:p>
      <text:p text:style-name="P136">elapsed time: <text:span text:style-name="T29">0.009282047</text:span> seconds (<text:span text:style-name="T29">5744976</text:span> bytes allocated)</text:p>
      <text:p text:style-name="P136">elapsed time: <text:span text:style-name="T29">0.045665501</text:span> seconds (<text:span text:style-name="T29">50859080</text:span> bytes allocated, <text:span text:style-name="T29">47.46%</text:span> gc time)</text:p>
      <text:p text:style-name="P136">elapsed time: <text:span text:style-name="T29">0.119411382</text:span> seconds (<text:span text:style-name="T29">91060776</text:span> bytes allocated, <text:span text:style-name="T29">32.59%</text:span> gc time)</text:p>
      <text:p text:style-name="P136">elapsed time: <text:span text:style-name="T29">0.039307626</text:span> seconds (<text:span text:style-name="T29">16812192</text:span> bytes allocated)</text:p>
      <text:p text:style-name="P136">(<text:span text:style-name="T29">6.223063329950647e-13</text:span>,<text:span text:style-name="T29">3.774758283725532e-15</text:span>,<text:span text:style-name="T29">240040</text:span>,<text:span text:style-name="T29">41</text:span>)</text:p>
      <text:p text:style-name="Preformatted_20_Text"/>
      <text:p text:style-name="P136">julia<text:span text:style-name="T29">&gt;</text:span> test_sp(<text:span text:style-name="T29">10^5</text:span>)</text:p>
      <text:p text:style-name="P136">elapsed time: <text:span text:style-name="T29">0.094577652</text:span> seconds (<text:span text:style-name="T29">57584960</text:span> bytes allocated, <text:span text:style-name="T29">16.44%</text:span> gc time)</text:p>
      <text:p text:style-name="P136">elapsed time: <text:span text:style-name="T29">3.87985206</text:span> seconds (<text:span text:style-name="T29">8962042536</text:span> bytes allocated, <text:span text:style-name="T29">4.95%</text:span> gc time)</text:p>
      <text:p text:style-name="P136">elapsed time: <text:span text:style-name="T29">21.139255319</text:span> seconds (<text:span text:style-name="T29">13070329112</text:span> bytes allocated, <text:span text:style-name="T29">15.68%</text:span> gc time)</text:p>
      <text:p text:style-name="P136">elapsed time: <text:span text:style-name="T29">4.833984076</text:span> seconds (<text:span text:style-name="T29">188013632</text:span> bytes allocated, <text:span text:style-name="T29">0.50%</text:span> gc time)</text:p>
      <text:p text:style-name="P136">(<text:span text:style-name="T29">1.1874959501967848e-13</text:span>,<text:span text:style-name="T29">8.881784197001252e-16</text:span>,<text:span text:style-name="T29">2400040</text:span>,<text:span text:style-name="T29">46</text:span>)</text:p>
      <text:p text:style-name="Preformatted_20_Text"/>
      <text:p text:style-name="P136">julia<text:span text:style-name="T29">&gt;</text:span> test_sp(<text:span text:style-name="T29">2*10^5</text:span>)</text:p>
      <text:p text:style-name="P136">elapsed time: <text:span text:style-name="T29">0.240790054</text:span> seconds (<text:span text:style-name="T29">115187840</text:span> bytes allocated, <text:span text:style-name="T29">7.25%</text:span> gc time)</text:p>
      <text:p text:style-name="P136">ERROR: MemoryError()</text:p>
      <text:p text:style-name="P135"><text:s/><text:span text:style-name="T26">in</text:span><text:span text:style-name="T34"> sparse at sparse</text:span><text:span text:style-name="T30">/</text:span><text:span text:style-name="T34">csparse</text:span><text:span text:style-name="T30">.</text:span><text:span text:style-name="T34">jl:</text:span><text:span text:style-name="T30">38</text:span></text:p>
      <text:p text:style-name="P135"><text:s/><text:span text:style-name="T26">in</text:span><text:span text:style-name="T34"> normalize_sp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sparse_potencia</text:span><text:span text:style-name="T30">.</text:span><text:span text:style-name="T34">jl:</text:span><text:span text:style-name="T30">100</text:span></text:p>
      <text:p text:style-name="P164"><text:s/><text:span text:style-name="T26">in</text:span><text:span text:style-name="T34"> test_sp at </text:span><text:span text:style-name="T30">/</text:span><text:span text:style-name="T34">home</text:span><text:span text:style-name="T30">/</text:span><text:span text:style-name="T34">rock</text:span><text:span text:style-name="T30">/</text:span><text:span text:style-name="T34">Git</text:span><text:span text:style-name="T30">/</text:span><text:span text:style-name="T34">rockneurotiko</text:span><text:span text:style-name="T30">.</text:span><text:span text:style-name="T34">github</text:span><text:span text:style-name="T30">.</text:span><text:span text:style-name="T34">io</text:span><text:span text:style-name="T30">/</text:span><text:span text:style-name="T34">Universidad</text:span><text:span text:style-name="T30">/</text:span><text:span text:style-name="T34">AplicacionesNumericas</text:span><text:span text:style-name="T30">/</text:span><text:span text:style-name="T34">PageRank</text:span><text:span text:style-name="T30">/</text:span><text:span text:style-name="T34">Dia2</text:span><text:span text:style-name="T30">/</text:span><text:span text:style-name="T34">potencia</text:span><text:span text:style-name="T30">.</text:span><text:span text:style-name="T34">jl:</text:span><text:span text:style-name="T30">56</text:span></text:p>
      <text:p text:style-name="P93"/>
      <text:p text:style-name="P93"/>
      <text:p text:style-name="P93"/>
      <text:p text:style-name="P93"/>
      <text:p text:style-name="P93"/>
      <text:p text:style-name="P34"/>
      <table:table table:name="Tabla5" table:style-name="Tabla5">
        <table:table-column table:style-name="Tabla5.A" table:number-columns-repeated="5"/>
        <table:table-column table:style-name="Tabla5.F"/>
        <text:soft-page-break/>
        <table:table-row>
          <table:table-cell table:style-name="Tabla5.A1" office:value-type="string">
            <text:p text:style-name="P58"/>
          </table:table-cell>
          <table:table-cell table:style-name="Tabla5.A1" office:value-type="string">
            <text:p text:style-name="P48">Tiempo </text:p>
          </table:table-cell>
          <table:table-cell table:style-name="Tabla5.A1" office:value-type="string">
            <text:p text:style-name="P48">Memoria</text:p>
          </table:table-cell>
          <table:table-cell table:style-name="Tabla5.A1" office:value-type="string">
            <text:p text:style-name="P48">Iteraciones</text:p>
          </table:table-cell>
          <table:table-cell table:style-name="Tabla5.A1" office:value-type="string">
            <text:p text:style-name="P48">Precision1</text:p>
          </table:table-cell>
          <table:table-cell table:style-name="Tabla5.F1" office:value-type="string">
            <text:p text:style-name="P48">Precision2</text:p>
          </table:table-cell>
        </table:table-row>
        <table:table-row>
          <table:table-cell table:style-name="Tabla5.A2" office:value-type="string">
            <text:p text:style-name="P50">N=10^1</text:p>
          </table:table-cell>
          <table:table-cell table:style-name="Tabla5.A2" office:value-type="string">
            <text:p text:style-name="P36">3.7418e-5 <text:span text:style-name="T21">s</text:span></text:p>
          </table:table-cell>
          <table:table-cell table:style-name="Tabla5.A2" office:value-type="string">
            <text:p text:style-name="P61">280 B</text:p>
          </table:table-cell>
          <table:table-cell table:style-name="Tabla5.A2" office:value-type="string">
            <text:p text:style-name="P62">25</text:p>
          </table:table-cell>
          <table:table-cell table:style-name="Tabla5.A2" office:value-type="string">
            <text:p text:style-name="P37">8.893696e-<text:span text:style-name="T20">14</text:span></text:p>
          </table:table-cell>
          <table:table-cell table:style-name="Tabla5.F2" office:value-type="string">
            <text:p text:style-name="P37">3.77475e-15</text:p>
          </table:table-cell>
        </table:table-row>
        <table:table-row>
          <table:table-cell table:style-name="Tabla5.A2" office:value-type="string">
            <text:p text:style-name="P50">N=10^2</text:p>
          </table:table-cell>
          <table:table-cell table:style-name="Tabla5.A2" office:value-type="string">
            <text:p text:style-name="P36">0.000234202 <text:span text:style-name="T21">s</text:span></text:p>
          </table:table-cell>
          <table:table-cell table:style-name="Tabla5.A2" office:value-type="string">
            <text:p text:style-name="P61">2.38 MB</text:p>
          </table:table-cell>
          <table:table-cell table:style-name="Tabla5.A2" office:value-type="string">
            <text:p text:style-name="P62">55</text:p>
          </table:table-cell>
          <table:table-cell table:style-name="Tabla5.A2" office:value-type="string">
            <text:p text:style-name="P37">1.20002e-13</text:p>
          </table:table-cell>
          <table:table-cell table:style-name="Tabla5.F2" office:value-type="string">
            <text:p text:style-name="P37">1.3766765e-14</text:p>
          </table:table-cell>
        </table:table-row>
        <table:table-row>
          <table:table-cell table:style-name="Tabla5.A2" office:value-type="string">
            <text:p text:style-name="P50">N=10^3</text:p>
          </table:table-cell>
          <table:table-cell table:style-name="Tabla5.A2" office:value-type="string">
            <text:p text:style-name="P38">0.001995793 <text:span text:style-name="T21">s</text:span></text:p>
          </table:table-cell>
          <table:table-cell table:style-name="Tabla5.A2" office:value-type="string">
            <text:p text:style-name="P61">23.47 MB</text:p>
          </table:table-cell>
          <table:table-cell table:style-name="Tabla5.A2" office:value-type="string">
            <text:p text:style-name="P62">42</text:p>
          </table:table-cell>
          <table:table-cell table:style-name="Tabla5.A2" office:value-type="string">
            <text:p text:style-name="P39">2.6412129e-13</text:p>
          </table:table-cell>
          <table:table-cell table:style-name="Tabla5.F2" office:value-type="string">
            <text:p text:style-name="P39">9.1038288e-15</text:p>
          </table:table-cell>
        </table:table-row>
        <table:table-row>
          <table:table-cell table:style-name="Tabla5.A2" office:value-type="string">
            <text:p text:style-name="P50">N=10^4</text:p>
          </table:table-cell>
          <table:table-cell table:style-name="Tabla5.A2" office:value-type="string">
            <text:p text:style-name="P40">0.039307626 <text:span text:style-name="T21">s</text:span></text:p>
          </table:table-cell>
          <table:table-cell table:style-name="Tabla5.A2" office:value-type="string">
            <text:p text:style-name="P61">234.41 MB</text:p>
          </table:table-cell>
          <table:table-cell table:style-name="Tabla5.A2" office:value-type="string">
            <text:p text:style-name="P62">41</text:p>
          </table:table-cell>
          <table:table-cell table:style-name="Tabla5.A2" office:value-type="string">
            <text:p text:style-name="P41">6.2230633e-13</text:p>
          </table:table-cell>
          <table:table-cell table:style-name="Tabla5.F2" office:value-type="string">
            <text:p text:style-name="P41">3.7747582e-15</text:p>
          </table:table-cell>
        </table:table-row>
        <table:table-row>
          <table:table-cell table:style-name="Tabla5.A2" office:value-type="string">
            <text:p text:style-name="P63">N=10^5</text:p>
          </table:table-cell>
          <table:table-cell table:style-name="Tabla5.A2" office:value-type="string">
            <text:p text:style-name="P42">4.833984076 s</text:p>
          </table:table-cell>
          <table:table-cell table:style-name="Tabla5.A2" office:value-type="string">
            <text:p text:style-name="P63">2.28 GB</text:p>
          </table:table-cell>
          <table:table-cell table:style-name="Tabla5.A2" office:value-type="string">
            <text:p text:style-name="P63">46</text:p>
          </table:table-cell>
          <table:table-cell table:style-name="Tabla5.A2" office:value-type="string">
            <text:p text:style-name="P42">1.1874959e-13</text:p>
          </table:table-cell>
          <table:table-cell table:style-name="Tabla5.F2" office:value-type="string">
            <text:p text:style-name="P42">8.881784e-16</text:p>
          </table:table-cell>
        </table:table-row>
      </table:table>
      <text:p text:style-name="P34"/>
      <text:p text:style-name="P149">julia<text:span text:style-name="T29">&gt;</text:span> calc_alpha(<text:span text:style-name="T29">3.7418e-5</text:span>, <text:span text:style-name="T29">10^1</text:span>)</text:p>
      <text:p text:style-name="P156">3.7418e-7</text:p>
      <text:p text:style-name="Preformatted_20_Text"/>
      <text:p text:style-name="P136">julia<text:span text:style-name="T29">&gt;</text:span> calc_alpha(<text:span text:style-name="T29">0.000234202</text:span>, <text:span text:style-name="T29">10^2</text:span>)</text:p>
      <text:p text:style-name="P156">2.34202e-8</text:p>
      <text:p text:style-name="Preformatted_20_Text"/>
      <text:p text:style-name="P136">julia<text:span text:style-name="T29">&gt;</text:span> calc_alpha(<text:span text:style-name="T29">0.001995793</text:span>, <text:span text:style-name="T29">10^3</text:span>)</text:p>
      <text:p text:style-name="P156">1.995793e-9</text:p>
      <text:p text:style-name="Preformatted_20_Text"/>
      <text:p text:style-name="P136">julia<text:span text:style-name="T29">&gt;</text:span> calc_alpha(<text:span text:style-name="T29">0.039307626</text:span>, <text:span text:style-name="T29">10^4</text:span>)</text:p>
      <text:p text:style-name="P156">3.9307626e-10</text:p>
      <text:p text:style-name="Preformatted_20_Text"/>
      <text:p text:style-name="P136">julia<text:span text:style-name="T29">&gt;</text:span> calc_alpha(<text:span text:style-name="T29">4.833984076</text:span>, <text:span text:style-name="T29">10^5</text:span>)</text:p>
      <text:p text:style-name="P163"><text:span text:style-name="T32">4.833984076e-10</text:span></text:p>
      <text:p text:style-name="P34"/>
      <table:table table:name="Tabla6" table:style-name="Tabla6">
        <table:table-column table:style-name="Tabla6.A" table:number-columns-repeated="3"/>
        <table:table-row>
          <table:table-cell table:style-name="Tabla6.A1" office:value-type="string">
            <text:p text:style-name="P58"/>
          </table:table-cell>
          <table:table-cell table:style-name="Tabla6.A1" office:value-type="string">
            <text:p text:style-name="P50">Tiempo Estimado</text:p>
          </table:table-cell>
          <table:table-cell table:style-name="Tabla6.C1" office:value-type="string">
            <text:p text:style-name="P50">Memoria Estimada</text:p>
          </table:table-cell>
        </table:table-row>
        <table:table-row>
          <table:table-cell table:style-name="Tabla6.A2" office:value-type="string">
            <text:p text:style-name="P50">N=10^<text:span text:style-name="T22">6</text:span></text:p>
          </table:table-cell>
          <table:table-cell table:style-name="Tabla6.A2" office:value-type="string">
            <text:p text:style-name="P64">8.05 minutos</text:p>
          </table:table-cell>
          <table:table-cell table:style-name="Tabla6.C2" office:value-type="string">
            <text:p text:style-name="P65">22.88 GB</text:p>
          </table:table-cell>
        </table:table-row>
        <table:table-row>
          <table:table-cell table:style-name="Tabla6.A2" office:value-type="string">
            <text:p text:style-name="P50">N=10^<text:span text:style-name="T22">7</text:span></text:p>
          </table:table-cell>
          <table:table-cell table:style-name="Tabla6.A2" office:value-type="string">
            <text:p text:style-name="P64">13 horas.</text:p>
          </table:table-cell>
          <table:table-cell table:style-name="Tabla6.C2" office:value-type="string">
            <text:p text:style-name="P65">228.88 GB</text:p>
          </table:table-cell>
        </table:table-row>
        <table:table-row>
          <table:table-cell table:style-name="Tabla6.A2" office:value-type="string">
            <text:p text:style-name="P123">N=10^10</text:p>
          </table:table-cell>
          <table:table-cell table:style-name="Tabla6.A2" office:value-type="string">
            <text:p text:style-name="P123">1.19 siglos.</text:p>
          </table:table-cell>
          <table:table-cell table:style-name="Tabla6.C2" office:value-type="string">
            <text:p text:style-name="P123">223.51 TB</text:p>
          </table:table-cell>
        </table:table-row>
      </table:table>
      <text:p text:style-name="P34"/>
      <text:p text:style-name="P34"/>
      <text:h text:style-name="P125" text:outline-level="1"><text:bookmark-start text:name="__RefHeading__374_195871320"/>C. Conclusiones finales<text:bookmark-end text:name="__RefHeading__374_195871320"/></text:h>
      <text:p text:style-name="Text_20_body"/>
      <text:h text:style-name="Heading_20_3" text:outline-level="3"><text:bookmark-start text:name="__RefHeading__376_195871320"/>1. ¿Mayor limitacion o dificultades?<text:bookmark-end text:name="__RefHeading__376_195871320"/></text:h>
      <text:p text:style-name="P97">Bajo mi punto de vista, la mayor limitacion es la memoria RAM necesaria para guardar las matrices (completas o dispersas), mucho mas en matrices <text:span text:style-name="T36">completas</text:span>, <text:span text:style-name="T36">por supuesto.</text:span></text:p>
      <text:p text:style-name="P98">El tiempo de procesamiento se podria reducir mucho si la computacion fuese de forma paralela en un cluster.</text:p>
      <text:p text:style-name="P98">Por ejemplo, mi single-core (julia usa solo un core, pero se puede paralelizar) de 2.5GHz son, teoricamente, unos 10GFLOPS.</text:p>
      <text:p text:style-name="P98">Usemos las especificaciones del Magerit 2.0, son 245 nodos con 16 cores cada nodo, y 32 GB de RAM. Cada core de cada nodo alcanza 18.38 GFLOPS.</text:p>
      <text:p text:style-name="P98">El calculo es sencillo:</text:p>
      <text:p text:style-name="P151">julia<text:span text:style-name="T29">&gt;</text:span> <text:span text:style-name="T29">18.38</text:span> <text:span text:style-name="T29">*</text:span> <text:span text:style-name="T29">16</text:span> <text:span text:style-name="T29">*</text:span> <text:span text:style-name="T29">245</text:span></text:p>
      <text:p text:style-name="P166">72049.59999999999</text:p>
      <text:p text:style-name="P98">Es decir, 72049 GFLOPS, que proporcionalmente a nuestros 10GFLOPS es 7204.95999 veces mas potente.</text:p>
      <text:p text:style-name="P99">Por lo que, teoricamente, en matrices dispersas, <text:span text:style-name="T39">el 1.19</text:span> <text:span text:style-name="T39">siglo </text:span>que tardabamos en calcular para N=10^1<text:span text:style-name="T39">0</text:span>, en Magerit 2.0 se tardarian <text:span text:style-name="T39">unas 6,03 horas.</text:span></text:p>
      <text:p text:style-name="P100"><text:span text:style-name="T39">Sin embargo</text:span>, con los 32GB de RAM por cada nodo, tendriamos 7.65 TB de memoria RAM en total,</text:p>
      <text:p text:style-name="P100"><text:span text:style-name="T39">que no dan para los 223 TB que hacen falta, por lo que </text:span>tendriamos que idear un sistema que repartiese los datos en todas las maquinas <text:span text:style-name="T39">en memoria RAM + Disco duro</text:span> y que mediante pasos de mensajes accediesen a todos los datos como si fuese uno, que, gracias a los 0.3 microsegundos de latencia seria casi imperceptible <text:span text:style-name="T40">a nivel de red.</text:span></text:p>
      <text:p text:style-name="P100"/>
      <text:p text:style-name="P100"/>
      <text:p text:style-name="P100"/>
      <text:p text:style-name="P100"/>
      <text:p text:style-name="P100"/>
      <text:p text:style-name="P100"/>
      <text:h text:style-name="Heading_20_3" text:outline-level="3"><text:bookmark-start text:name="__RefHeading__378_195871320"/><text:soft-page-break/>2. Cuantificar la mejora de las matrices dispersas respecto a las completas.<text:bookmark-end text:name="__RefHeading__378_195871320"/></text:h>
      <text:p text:style-name="P101">Cuantifiquemos uno que hemos podido ejecutar, y luego uno teorico.</text:p>
      <text:p text:style-name="P101">Para N=10^4:</text:p>
      <text:p text:style-name="P101">- Dispersas vs Completas Densas:</text:p>
      <text:p text:style-name="P101">Tiempo: </text:p>
      <text:p text:style-name="P152">julia<text:span text:style-name="T29">&gt;</text:span> <text:span text:style-name="T29">0.464823106</text:span> <text:span text:style-name="T29">/</text:span> <text:span text:style-name="T29">0.039307626</text:span></text:p>
      <text:p text:style-name="P166">11.825265306024841</text:p>
      <text:p text:style-name="P101">11 veces mas rapido con matrices dispersas.</text:p>
      <text:p text:style-name="P101">Memoria:</text:p>
      <text:p text:style-name="P152">julia<text:span text:style-name="T29">&gt;</text:span> <text:span text:style-name="T29">762.93</text:span> <text:span text:style-name="T29">/</text:span> <text:span text:style-name="T29">234.41</text:span></text:p>
      <text:p text:style-name="P166">3.2546819674928544</text:p>
      <text:p text:style-name="P101">Las matrices dispersas usan 3 veces menos memoria RAM que las completas densas.</text:p>
      <text:p text:style-name="P101">- <text:span text:style-name="T38">Dispersas vs Completas Dispersas.</text:span></text:p>
      <text:p text:style-name="P104">Tiempo: </text:p>
      <text:p text:style-name="P154">julia<text:span text:style-name="T29">&gt;</text:span> <text:span text:style-name="T29">3.2546819674928544</text:span> <text:span text:style-name="T29">/</text:span> <text:span text:style-name="T29">0.039307626</text:span></text:p>
      <text:p text:style-name="P166">82.80026800633685</text:p>
      <text:p text:style-name="P104">Las matrices dispersas son 82 veces mas rapido que las completas dispersas. Esto es debido a que las Completa Dispersas necesita bastantes mas iteraciones para llegar a la precision indicada.</text:p>
      <text:p text:style-name="P102">Memoria:</text:p>
      <text:p text:style-name="P153">julia<text:span text:style-name="T29">&gt;</text:span> <text:span text:style-name="T29">762.93</text:span> <text:span text:style-name="T29">/</text:span> <text:span text:style-name="T29">234.41</text:span></text:p>
      <text:p text:style-name="P167">3.2546819674928544</text:p>
      <text:p text:style-name="P118">Debido a que usan la misma memoria las Completas Dispersas que las Completas Densas, la diferencia es la misma, 3 veces menos.</text:p>
      <text:p text:style-name="P120">Teorico, <text:span text:style-name="T41">para N=10^10</text:span></text:p>
      <text:p text:style-name="P103">- Dispersas vs Completas Densas:</text:p>
      <text:p text:style-name="P106"><text:span text:style-name="T37">Tiempo: </text:span></text:p>
      <text:p text:style-name="P160">julia&gt; 8.811158399999998e9 / 3.7542072068203287e9</text:p>
      <text:p text:style-name="P160">2.3470090793051126</text:p>
      <text:p text:style-name="Preformatted_20_Text"/>
      <text:p text:style-name="P103"><text:span text:style-name="T41">2</text:span> veces mas rapido con matrices dispersas.</text:p>
      <text:p text:style-name="P103">Memoria:</text:p>
      <text:p text:style-name="P157"><text:soft-page-break/>julia&gt; 7.27595352064e8 / 223.51</text:p>
      <text:p text:style-name="P157">3.2553145365487006e6</text:p>
      <text:p text:style-name="P157"/>
      <text:p text:style-name="P103">Las matrices dispersas usan 3*<text:span text:style-name="T42">10^6</text:span> veces menos memoria RAM que las completas densas, <text:span text:style-name="T42">es decir, una barbaridad menos.</text:span></text:p>
      <text:p text:style-name="P103">- <text:span text:style-name="T38">Dispersas vs Completas Dispersas.</text:span></text:p>
      <text:p text:style-name="P105">Tiempo: </text:p>
      <text:p text:style-name="P159">julia&gt; 2.51783424e11 / 3.7542072068203287e9</text:p>
      <text:p text:style-name="P159">67.06700246661426</text:p>
      <text:p text:style-name="P159"/>
      <text:p text:style-name="P159"/>
      <text:p text:style-name="P105">Las matrices dispersas son <text:span text:style-name="T42">67</text:span> veces mas rapido que las completas dispersas <text:span text:style-name="T42">en este caso</text:span>. Esto es debido a que las Completa Dispersas necesita bastantes mas iteraciones para llegar a la precision indicada.</text:p>
      <text:p text:style-name="P103">Memoria:</text:p>
      <text:p text:style-name="P158">julia&gt; 7.27595352064e8 / 223.51</text:p>
      <text:p text:style-name="P158">3.2553145365487006e6</text:p>
      <text:p text:style-name="P120"/>
      <text:p text:style-name="P119">Debido a que usan la misma memoria las Completas Dispersas que las Completas Densas, la diferencia es la misma, 3*<text:span text:style-name="T43">10^6</text:span> veces menos.</text:p>
      <text:p text:style-name="P119"/>
      <text:p text:style-name="P121"/>
      <text:h text:style-name="P130" text:outline-level="3"><text:bookmark-start text:name="__RefHeading__380_195871320"/>3. ¿Que relacion ajusta mejor los datos?<text:bookmark-end text:name="__RefHeading__380_195871320"/></text:h>
      <text:h text:style-name="P131" text:outline-level="3"><text:bookmark-start text:name="__RefHeading__382_195871320"/>4. Estimar el coste computacional del metodo de la potencia.<text:bookmark-end text:name="__RefHeading__382_195871320"/></text:h>
      <text:p text:style-name="P107">A partir de aquí, n es igual al tamaño del vector “r”.</text:p>
      <text:p text:style-name="P107">Operaciones:</text:p>
      <text:p text:style-name="P108">En la comparacion de <text:span text:style-name="T45">la condicion del</text:span> while: </text:p>
      <text:p text:style-name="P108">- 1 para la comparacion de numero de iteraciones.</text:p>
      <text:p text:style-name="P108">- 1 para saber el maximo.</text:p>
      <text:p text:style-name="P108">- n para dividir el vector r entre su norma.</text:p>
      <text:p text:style-name="P108">- n para calcular su norma.</text:p>
      <text:p text:style-name="P108">- n para restar el resultado entre el anterior.</text:p>
      <text:p text:style-name="P108">- 1 para compararlo con la tolerancia.</text:p>
      <text:p text:style-name="P107"><text:span text:style-name="T44">Coste condicion while = </text:span>3 + 3n</text:p>
      <text:p text:style-name="P109">Dentro del while:</text:p>
      <text:p text:style-name="P109">- 1 para aumentar la iteracion.</text:p>
      <text:p text:style-name="P109">- 1 para asignar “last” a “r”.</text:p>
      <text:p text:style-name="P109">- n para calcular la norma de “last”.</text:p>
      <text:p text:style-name="P109">- n para dividir “last” entre la norma calculada antes.</text:p>
      <text:p text:style-name="P109">- 1 para asignar la division calculada antes.</text:p>
      <text:p text:style-name="P109">- n*n para multiplicar “M” por “last”.</text:p>
      <text:p text:style-name="P110">Coste del bucle interno: 3 + 2n + n^2.</text:p>
      <text:p text:style-name="P111">Estos dos costes son “m” veces, donde “m” es el numero de iteraciones.</text:p>
      <text:p text:style-name="P112">Por ultimo hay “n” mas para calcular la ultima norma.</text:p>
      <text:p text:style-name="P113">El coste estimado seria:</text:p>
      <text:p text:style-name="P113"><draw:frame draw:style-name="fr1" draw:name="Objeto1" text:anchor-type="as-char" svg:y="-0.437cm" svg:width="3.034cm" svg:height="0.557cm" draw:z-index="0"><draw:object xlink:href="./Object 1" xlink:type="simple" xlink:show="embed" xlink:actuate="onLoad"/><draw:image xlink:href="./ObjectReplacements/Object 1" xlink:type="simple" xlink:show="embed" xlink:actuate="onLoad"/></draw:frame></text:p>
      <text:p text:style-name="P113">m = numero de iteraciones.</text:p>
      <text:p text:style-name="P113">n = tamaño del vector “r”.</text:p>
      <text:h text:style-name="Heading_20_3" text:outline-level="3"><text:bookmark-start text:name="__RefHeading__384_195871320"/><text:soft-page-break/>5. Hacer cualquier observacion <text:span text:style-name="T46">con relevancia numerica.</text:span><text:bookmark-end text:name="__RefHeading__384_195871320"/></text:h>
      <text:p text:style-name="Text_20_body"/>
      <text:p text:style-name="P114">Aparte de las observaciones hechas durante todo el documento, quiero remarcar una ultima cosa.</text:p>
      <text:p text:style-name="P115">Al haber puesto un indicador de tiempo en todas las operaciones, tanto en la creacion de la matriz aleatoria, como en la transformacion de esa matriz a la matriz S que cumple <text:span text:style-name="T47">Perron-Frobenius, </text:span>podemos ver, claramente, que, excepto en las matrices completas dispersas, se tarda mas en transformar la matriz a la matriz S que en aplicar el metodo de la potencia.</text:p>
      <text:p text:style-name="P115">Lo ideal seria, a la hora de conseguir los datos de “links”, que en lugar de tener solamente el link (con el sentido), que seria, por ejemplo, algo asi:</text:p>
      <text:p text:style-name="P155"><text:span text:style-name="T29">2</text:span> <text:span text:style-name="T29">3</text:span></text:p>
      <text:p text:style-name="P136"><text:span text:style-name="T29">2</text:span> <text:span text:style-name="T29">4</text:span></text:p>
      <text:p text:style-name="P136"><text:span text:style-name="T29">3</text:span> <text:span text:style-name="T29">1</text:span></text:p>
      <text:p text:style-name="P136"><text:span text:style-name="T29">4</text:span> <text:span text:style-name="T29">5</text:span></text:p>
      <text:p text:style-name="P136"><text:span text:style-name="T29">5</text:span> <text:span text:style-name="T29">6</text:span></text:p>
      <text:p text:style-name="P136"><text:span text:style-name="T29">6</text:span> <text:span text:style-name="T29">2</text:span></text:p>
      <text:p text:style-name="P136"><text:span text:style-name="T29">6</text:span> <text:span text:style-name="T29">3</text:span></text:p>
      <text:p text:style-name="P163"><text:span text:style-name="T32">6</text:span><text:span text:style-name="T33"> </text:span><text:span text:style-name="T32">4</text:span></text:p>
      <text:p text:style-name="P115">Tener el nodo, y el numero de links de salida, y luego los links. Con esto, los datos anteriores quedan asi:</text:p>
      <text:p text:style-name="P155"><text:span text:style-name="T29">2</text:span> <text:span text:style-name="T29">2</text:span></text:p>
      <text:p text:style-name="P156">3</text:p>
      <text:p text:style-name="P156">4</text:p>
      <text:p text:style-name="P136"><text:span text:style-name="T29">3</text:span> <text:span text:style-name="T29">1</text:span></text:p>
      <text:p text:style-name="P156">1</text:p>
      <text:p text:style-name="P136"><text:span text:style-name="T29">4</text:span> <text:span text:style-name="T29">1</text:span></text:p>
      <text:p text:style-name="P156">5</text:p>
      <text:p text:style-name="P136"><text:span text:style-name="T29">5</text:span> <text:span text:style-name="T29">1</text:span></text:p>
      <text:p text:style-name="P156">6</text:p>
      <text:p text:style-name="P136"><text:span text:style-name="T29">6</text:span> <text:span text:style-name="T29">3</text:span></text:p>
      <text:p text:style-name="P156">2</text:p>
      <text:p text:style-name="P156">3</text:p>
      <text:p text:style-name="P166">4</text:p>
      <text:p text:style-name="P116">Con esto, lo que consigues, es que a la hora de la creacion de la matriz, en lugar de inicializarla con “1” y luego transformarlo a S, eres capaz de crear la matriz S según leas los datos, lo cual te ahorra muchisimo calculo.</text:p>
      <text:p text:style-name="P116"/>
      <text:p text:style-name="P116">Tambien, aunque no lo se al 100%, seguro que hay algun metodo para no tener que hacer que las columnas que no tiene ningun elemento sean 1/n, haciendo que en cada iteracion, se “acarree” algun valor, ya que todas esas columnas tienen el mismo peso y afectan igual a todos los nodos, y cuando termina (o en cada paso, no lo se exactamente), se le suma el acarreo al nodo, por lo que no hace tener mas memoria, ni hacer iteraciones para asignar ese valor a toda la colum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2" svg:font-family="'Droid Sans Devanagari'" style:font-family-generic="swiss"/>
    <style:font-face style:name="DejaVu Sans Mono" svg:font-family="'DejaVu Sans Mono'" style:font-family-generic="modern" style:font-pitch="fixed"/>
    <style:font-face style:name="Droid Sans Devanagari1" svg:font-family="'Droid Sans Devanagari'"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roid Sans Devanagari1" style:font-family-complex="'Droid Sans Devanagar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00:11:04.606469195</meta:creation-date>
    <dc:date>2014-12-08T20:49:22.390458414</dc:date>
    <meta:editing-duration>PT10H58M10S</meta:editing-duration>
    <meta:editing-cycles>157</meta:editing-cycles>
    <meta:generator>LibreOffice/4.2.7.2$Linux_X86_64 LibreOffice_project/420m0$Build-2</meta:generator>
    <meta:document-statistic meta:table-count="18" meta:image-count="0" meta:object-count="1" meta:page-count="22" meta:paragraph-count="692" meta:word-count="3284" meta:character-count="22677" meta:non-whitespace-character-count="18880"/>
  </office:meta>
</office:document-meta>
</file>

<file path=Object 1/content.xml><?xml version="1.0" encoding="utf-8"?>
<math xmlns="http://www.w3.org/1998/Math/MathML" display="block">
  <semantics>
    <mrow>
      <mi>m</mi>
      <mrow>
        <mrow>
          <mo fence="true" stretchy="false">(</mo>
          <mrow>
            <mrow>
              <mrow>
                <mn>6</mn>
                <mo stretchy="false">+</mo>
                <mn>5</mn>
              </mrow>
              <mrow>
                <mi>n</mi>
                <mo stretchy="false">+</mo>
                <msup>
                  <mi>n</mi>
                  <mn>2</mn>
                </msup>
              </mrow>
            </mrow>
          </mrow>
          <mo fence="true" stretchy="false">)</mo>
        </mrow>
        <mo stretchy="false">+</mo>
        <mi>n</mi>
      </mrow>
    </mrow>
    <annotation encoding="StarMath 5.0">m( 6 + 5n + n^2 ) + n</annotation>
  </semantics>
</math>
</file>